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3.399cm"/>
    </style:style>
    <style:style style:name="co6" style:family="table-column">
      <style:table-column-properties fo:break-before="auto" style:column-width="2.6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.003cm" svg:height="8.987cm" svg:x="26.596cm" svg:y="0.747cm">
            <draw:object draw:notify-on-update-of-ranges="Sheet1.H5:Sheet1.H6 Sheet1.I5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3cm" svg:height="8.987cm" svg:x="30.583cm" svg:y="10.053cm">
            <draw:object draw:notify-on-update-of-ranges="Sheet1.H9:Sheet1.H10 Sheet1.I9:Sheet1.I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2cm" svg:height="8.987cm" svg:x="48.203cm" svg:y="9.066cm">
            <draw:object draw:notify-on-update-of-ranges="Sheet1.H12:Sheet1.H13 Sheet1.I12:Sheet1.I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1.886cm" svg:y="20.339cm">
            <draw:object draw:notify-on-update-of-ranges="Sheet1.H15:Sheet1.H16 Sheet1.I15:Sheet1.I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8.838cm" svg:y="19.112cm">
            <draw:object draw:notify-on-update-of-ranges="Sheet1.H18:Sheet1.H19 Sheet1.I18:Sheet1.I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7.315cm" svg:y="31.004cm">
            <draw:object draw:notify-on-update-of-ranges="Sheet1.H22:Sheet1.H23 Sheet1.I22:Sheet1.I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43.903cm" svg:y="31.032cm">
            <draw:object draw:notify-on-update-of-ranges="Sheet1.H25:Sheet1.H26 Sheet1.I25:Sheet1.I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6.45cm" svg:y="41.991cm">
            <draw:object draw:notify-on-update-of-ranges="Sheet1.J70:Sheet1.J73 Sheet1.K70:Sheet1.K7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draw:text-style-name="P1" svg:width="16.001cm" svg:height="8.987cm" svg:x="70.643cm" svg:y="60.851cm">
            <draw:object draw:notify-on-update-of-ranges="Sheet1.Z145:Sheet1.Z145 Sheet1.Z149:Sheet1.Z149 Sheet1.Z153:Sheet1.Z153 Sheet1.Z157:Sheet1.Z157 Sheet1.Z161:Sheet1.Z161 Sheet1.Z165:Sheet1.Z165 Sheet1.Z169:Sheet1.Z169 Sheet1.AA145:Sheet1.AA145 Sheet1.AA149:Sheet1.AA149 Sheet1.AA153:Sheet1.AA153 Sheet1.AA157:Sheet1.AA157 Sheet1.AA161:Sheet1.AA161 Sheet1.AA165:Sheet1.AA165 Sheet1.AA169:Sheet1.AA16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1" draw:text-style-name="P1" svg:width="16.001cm" svg:height="8.986cm" svg:x="69.276cm" svg:y="71.091cm">
            <draw:object draw:notify-on-update-of-ranges="Sheet1.Z146:Sheet1.Z146 Sheet1.Z150:Sheet1.Z150 Sheet1.Z154:Sheet1.Z154 Sheet1.Z158:Sheet1.Z158 Sheet1.Z162:Sheet1.Z162 Sheet1.Z166:Sheet1.Z166 Sheet1.Z170:Sheet1.Z170 Sheet1.AA146:Sheet1.AA146 Sheet1.AA150:Sheet1.AA150 Sheet1.AA154:Sheet1.AA154 Sheet1.AA158:Sheet1.AA158 Sheet1.AA162:Sheet1.AA162 Sheet1.AA166:Sheet1.AA166 Sheet1.AA170:Sheet1.AA17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1" draw:text-style-name="P1" svg:width="16.002cm" svg:height="8.986cm" svg:x="69.833cm" svg:y="81.25cm">
            <draw:object draw:notify-on-update-of-ranges="Sheet1.Z147:Sheet1.Z147 Sheet1.Z151:Sheet1.Z151 Sheet1.Z155:Sheet1.Z155 Sheet1.Z159:Sheet1.Z159 Sheet1.Z163:Sheet1.Z163 Sheet1.Z167:Sheet1.Z167 Sheet1.Z171:Sheet1.Z171 Sheet1.AA147:Sheet1.AA147 Sheet1.AA151:Sheet1.AA151 Sheet1.AA155:Sheet1.AA155 Sheet1.AA159:Sheet1.AA159 Sheet1.AA163:Sheet1.AA163 Sheet1.AA167:Sheet1.AA167 Sheet1.AA171:Sheet1.AA17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1" draw:text-style-name="P1" svg:width="16.002cm" svg:height="8.986cm" svg:x="67.63cm" svg:y="91.917cm">
            <draw:object draw:notify-on-update-of-ranges="Sheet1.Z148:Sheet1.Z148 Sheet1.Z152:Sheet1.Z152 Sheet1.Z156:Sheet1.Z156 Sheet1.Z160:Sheet1.Z160 Sheet1.Z164:Sheet1.Z164 Sheet1.Z168:Sheet1.Z168 Sheet1.Z172:Sheet1.Z172 Sheet1.AA148:Sheet1.AA148 Sheet1.AA152:Sheet1.AA152 Sheet1.AA156:Sheet1.AA156 Sheet1.AA160:Sheet1.AA160 Sheet1.AA164:Sheet1.AA164 Sheet1.AA168:Sheet1.AA168 Sheet1.AA172:Sheet1.AA172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1" draw:text-style-name="P1" svg:width="15.999cm" svg:height="8.999cm" svg:x="1.446cm" svg:y="38.605cm">
            <draw:object draw:notify-on-update-of-ranges="Sheet1.C40:Sheet1.C44 Sheet1.D40:Sheet1.D4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3" draw:style-name="gr1" draw:text-style-name="P1" svg:width="15.999cm" svg:height="8.999cm" svg:x="0.777cm" svg:y="48.899cm">
            <draw:object draw:notify-on-update-of-ranges="Sheet1.C45:Sheet1.C49 Sheet1.D45:Sheet1.D4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4" draw:style-name="gr1" draw:text-style-name="P1" svg:width="15.999cm" svg:height="8.999cm" svg:x="0.637cm" svg:y="58.392cm">
            <draw:object draw:notify-on-update-of-ranges="Sheet1.C50:Sheet1.C54 Sheet1.D50:Sheet1.D54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5" draw:style-name="gr1" draw:text-style-name="P1" svg:width="15.999cm" svg:height="8.999cm" svg:x="0.583cm" svg:y="67.779cm">
            <draw:object draw:notify-on-update-of-ranges="Sheet1.C55:Sheet1.C59 Sheet1.D55:Sheet1.D5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6" draw:style-name="gr1" draw:text-style-name="P1" svg:width="15.999cm" svg:height="8.999cm" svg:x="0.972cm" svg:y="78.337cm">
            <draw:object draw:notify-on-update-of-ranges="Sheet1.C60:Sheet1.C64 Sheet1.D60:Sheet1.D6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7" draw:style-name="gr1" draw:text-style-name="P1" svg:width="15.999cm" svg:height="8.999cm" svg:x="1.558cm" svg:y="87.937cm">
            <draw:object draw:notify-on-update-of-ranges="Sheet1.C65:Sheet1.C69 Sheet1.D65:Sheet1.D69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8" draw:style-name="gr1" draw:text-style-name="P1" svg:width="15.999cm" svg:height="8.999cm" svg:x="1.53cm" svg:y="97.751cm">
            <draw:object draw:notify-on-update-of-ranges="Sheet1.C70:Sheet1.C74 Sheet1.D70:Sheet1.D7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9" draw:style-name="gr1" draw:text-style-name="P1" svg:width="15.999cm" svg:height="8.999cm" svg:x="1.809cm" svg:y="107.564cm">
            <draw:object draw:notify-on-update-of-ranges="Sheet1.C75:Sheet1.C79 Sheet1.D75:Sheet1.D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0" draw:style-name="gr1" draw:text-style-name="P1" svg:width="16cm" svg:height="8.986cm" svg:x="86.439cm" svg:y="60.932cm">
            <draw:object draw:notify-on-update-of-ranges="Sheet1.Z145:Sheet1.Z145 Sheet1.Z149:Sheet1.Z149 Sheet1.Z153:Sheet1.Z153 Sheet1.Z157:Sheet1.Z157 Sheet1.Z161:Sheet1.Z161 Sheet1.Z165:Sheet1.Z165 Sheet1.Z169:Sheet1.Z169 Sheet1.AB145:Sheet1.AB145 Sheet1.AB149:Sheet1.AB149 Sheet1.AB153:Sheet1.AB153 Sheet1.AB157:Sheet1.AB157 Sheet1.AB161:Sheet1.AB161 Sheet1.AB165:Sheet1.AB165 Sheet1.AB169:Sheet1.AB16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1" draw:style-name="gr1" draw:text-style-name="P1" svg:width="16.001cm" svg:height="8.987cm" svg:x="86.3cm" svg:y="71.01cm">
            <draw:object draw:notify-on-update-of-ranges="Sheet1.Z148:Sheet1.Z148 Sheet1.Z152:Sheet1.Z152 Sheet1.Z156:Sheet1.Z156 Sheet1.Z160:Sheet1.Z160 Sheet1.Z164:Sheet1.Z164 Sheet1.Z168:Sheet1.Z168 Sheet1.Z172:Sheet1.Z172 Sheet1.AB148:Sheet1.AB148 Sheet1.AB152:Sheet1.AB152 Sheet1.AB156:Sheet1.AB156 Sheet1.AB160:Sheet1.AB160 Sheet1.AB164:Sheet1.AB164 Sheet1.AB168:Sheet1.AB168 Sheet1.AB172:Sheet1.AB17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2" draw:style-name="gr1" draw:text-style-name="P1" svg:width="16cm" svg:height="8.986cm" svg:x="51.791cm" svg:y="79.144cm">
            <draw:object draw:notify-on-update-of-ranges="Sheet1.AA148:Sheet1.AA148 Sheet1.AA152:Sheet1.AA152 Sheet1.AA156:Sheet1.AA156 Sheet1.AA160:Sheet1.AA160 Sheet1.AA164:Sheet1.AA164 Sheet1.AA168:Sheet1.AA168 Sheet1.AA172:Sheet1.AA172 Sheet1.AC148:Sheet1.AC148 Sheet1.AC152:Sheet1.AC152 Sheet1.AC156:Sheet1.AC156 Sheet1.AC160:Sheet1.AC160 Sheet1.AC164:Sheet1.AC164 Sheet1.AC168:Sheet1.AC168 Sheet1.AC172:Sheet1.AC17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8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Javan arraylistin suoritukseen kului 18322ms</text:p>
          </table:table-cell>
          <table:table-cell table:number-columns-repeated="5"/>
          <table:table-cell office:value-type="string">
            <text:p>Java: ArrayList.add()</text:p>
          </table:table-cell>
          <table:table-cell office:value-type="float" office:value="18322">
            <text:p>1832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Oman arraylistin suoritukseen kului 14545ms</text:p>
          </table:table-cell>
          <table:table-cell table:number-columns-repeated="5"/>
          <table:table-cell office:value-type="string">
            <text:p>Oma: ArrayList.add()</text:p>
          </table:table-cell>
          <table:table-cell office:value-type="float" office:value="14545">
            <text:p>14545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ut-vertailu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String: Javan hashmapin suoritukseen kului 20263ms</text:p>
          </table:table-cell>
          <table:table-cell table:number-columns-repeated="5"/>
          <table:table-cell office:value-type="string">
            <text:p>string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String: Oman hashmapin suoritukseen kului 18290ms</text:p>
          </table:table-cell>
          <table:table-cell table:number-columns-repeated="5"/>
          <table:table-cell office:value-type="string">
            <text:p>Java: HashMap.put</text:p>
          </table:table-cell>
          <table:table-cell office:value-type="float" office:value="20263">
            <text:p>20263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: Javan hashmapin suoritukseen kului 5856ms</text:p>
          </table:table-cell>
          <table:table-cell table:number-columns-repeated="5"/>
          <table:table-cell office:value-type="string">
            <text:p>Oma: HashMap.put</text:p>
          </table:table-cell>
          <table:table-cell office:value-type="float" office:value="18290">
            <text:p>18290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: Oman hashmapin suoritukseen kului 8191ms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Get-vertailu</text:p>
          </table:table-cell>
          <table:table-cell table:number-columns-repeated="5"/>
          <table:table-cell office:value-type="string">
            <text:p>Java: HashMap.put</text:p>
          </table:table-cell>
          <table:table-cell office:value-type="float" office:value="5856">
            <text:p>585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tring: Javan hashmapin suoritukseen kului 12292ms</text:p>
          </table:table-cell>
          <table:table-cell table:number-columns-repeated="5"/>
          <table:table-cell office:value-type="string">
            <text:p>Oma: HashMap.put</text:p>
          </table:table-cell>
          <table:table-cell office:value-type="float" office:value="8191">
            <text:p>8191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String: Oman hashmapin suoritukseen kului 9729ms</text:p>
          </table:table-cell>
          <table:table-cell table:number-columns-repeated="5"/>
          <table:table-cell office:value-type="string">
            <text:p>string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Int: Javan hashmapin suoritukseen kului 2926ms</text:p>
          </table:table-cell>
          <table:table-cell table:number-columns-repeated="5"/>
          <table:table-cell office:value-type="string">
            <text:p>Java: HashMap.get</text:p>
          </table:table-cell>
          <table:table-cell office:value-type="float" office:value="12292">
            <text:p>12292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: Oman hashmapin suoritukseen kului 1356ms</text:p>
          </table:table-cell>
          <table:table-cell table:number-columns-repeated="5"/>
          <table:table-cell office:value-type="string">
            <text:p>Oma: HashMap.get</text:p>
          </table:table-cell>
          <table:table-cell office:value-type="float" office:value="9729">
            <text:p>9729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ush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Int: Javan jonon suoritukseen kului 1841ms</text:p>
          </table:table-cell>
          <table:table-cell table:number-columns-repeated="5"/>
          <table:table-cell office:value-type="string">
            <text:p>Java: HashMap.get</text:p>
          </table:table-cell>
          <table:table-cell office:value-type="float" office:value="2926">
            <text:p>292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Int: Oman jonon suoritukseen kului 16901ms</text:p>
          </table:table-cell>
          <table:table-cell table:number-columns-repeated="5"/>
          <table:table-cell office:value-type="string">
            <text:p>Oma: HashMap.get</text:p>
          </table:table-cell>
          <table:table-cell office:value-type="float" office:value="1356">
            <text:p>1356</text:p>
          </table:table-cell>
          <table:table-cell table:number-columns-repeated="20"/>
        </table:table-row>
        <table:table-row table:style-name="ro1">
          <table:table-cell/>
          <table:table-cell office:value-type="string">
            <text:p>Pop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Int: Javan jonon suoritukseen kului 16025ms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Int: Oman jonon suoritukseen kului 25898ms</text:p>
          </table:table-cell>
          <table:table-cell table:number-columns-repeated="5"/>
          <table:table-cell office:value-type="string">
            <text:p>Java: PriorityQueue.add()</text:p>
          </table:table-cell>
          <table:table-cell office:value-type="float" office:value="1841">
            <text:p>1841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Oma: PriorityQueue.add()</text:p>
          </table:table-cell>
          <table:table-cell office:value-type="float" office:value="16901">
            <text:p>16901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7"/>
          <table:table-cell office:value-type="string">
            <text:p>Java: PriorityQueue.poll()</text:p>
          </table:table-cell>
          <table:table-cell office:value-type="float" office:value="16025">
            <text:p>16025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>
            <text:p>Oma: PriorityQueue.poll()</text:p>
          </table:table-cell>
          <table:table-cell office:value-type="float" office:value="25898">
            <text:p>25898</text:p>
          </table:table-cell>
          <table:table-cell table:number-columns-repeated="20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office:value-type="string">
            <text:p>Deflate 1: 7zip, Normaali, 32kb sanakirja, sanan koko 32</text:p>
          </table:table-cell>
          <table:table-cell table:number-columns-repeated="28"/>
        </table:table-row>
        <table:table-row table:style-name="ro1">
          <table:table-cell office:value-type="string">
            <text:p>Deflate 2: 7zip, Ultra, 32kb sanakirja, sanan koko 128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>
            <text:p>Deflate 2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5"/>
          <table:table-cell office:value-type="string">
            <text:p>Pakkaussuhde, DEFLATE 1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Pakkaukset:</text:p>
          </table:table-cell>
          <table:table-cell table:number-columns-repeated="5"/>
          <table:table-cell office:value-type="string">
            <text:p>Purku</text:p>
          </table:table-cell>
          <table:table-cell table:number-columns-repeated="21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iedosto</text:p>
          </table:table-cell>
          <table:table-cell office:value-type="string">
            <text:p>koko (kt)</text:p>
          </table:table-cell>
          <table:table-cell office:value-type="string">
            <text:p>blokkikoko</text:p>
          </table:table-cell>
          <table:table-cell office:value-type="string">
            <text:p>Pakkaussuhde, %</text:p>
          </table:table-cell>
          <table:table-cell office:value-type="string">
            <text:p>aika (ms)</text:p>
          </table:table-cell>
          <table:table-cell office:value-type="string">
            <text:p>megatavua/s</text:p>
          </table:table-cell>
          <table:table-cell table:number-columns-repeated="2"/>
          <table:table-cell office:value-type="string">
            <text:p>Tiedosto</text:p>
          </table:table-cell>
          <table:table-cell office:value-type="string">
            <text:p>blokkikoko</text:p>
          </table:table-cell>
          <table:table-cell office:value-type="string">
            <text:p>Aika (ms)</text:p>
          </table:table-cell>
          <table:table-cell office:value-type="string">
            <text:p>megatavua/s</text:p>
          </table:table-cell>
          <table:table-cell table:number-columns-repeated="17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table:style-name="ce1" office:value-type="float" office:value="31.31">
            <text:p>31,31</text:p>
          </table:table-cell>
          <table:table-cell office:value-type="float" office:value="46">
            <text:p>46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pieni.tx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5">
            <text:p>0,15</text:p>
          </table:table-cell>
          <table:table-cell table:number-columns-repeated="17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table:style-name="ce1" office:value-type="float" office:value="3.13">
            <text:p>3,13</text:p>
          </table:table-cell>
          <table:table-cell office:value-type="float" office:value="32">
            <text:p>32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pieni.tx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17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4">
            <text:p>4</text:p>
          </table:table-cell>
          <table:table-cell table:style-name="ce1" office:value-type="float" office:value="-23.11">
            <text:p>-23,11</text:p>
          </table:table-cell>
          <table:table-cell office:value-type="float" office:value="29">
            <text:p>29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pieni.tx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8">
            <text:p>0,18</text:p>
          </table:table-cell>
          <table:table-cell table:number-columns-repeated="17"/>
        </table:table-row>
        <table:table-row table:style-name="ro1">
          <table:table-cell office:value-type="string">
            <text:p>pieni.txt </text:p>
          </table:table-cell>
          <table:table-cell office:value-type="float" office:value="1.6">
            <text:p>1,6</text:p>
          </table:table-cell>
          <table:table-cell office:value-type="string">
            <text:p>Deflate 1</text:p>
          </table:table-cell>
          <table:table-cell office:value-type="float" office:value="45.6">
            <text:p>45,6</text:p>
          </table:table-cell>
          <table:table-cell table:number-columns-repeated="4"/>
          <table:table-cell office:value-type="string">
            <text:p>keskisuuri.tx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95">
            <text:p>0,95</text:p>
          </table:table-cell>
          <table:table-cell table:number-columns-repeated="17"/>
        </table:table-row>
        <table:table-row table:style-name="ro1">
          <table:table-cell office:value-type="string">
            <text:p>pieni.txt </text:p>
          </table:table-cell>
          <table:table-cell office:value-type="float" office:value="1.6">
            <text:p>1,6</text:p>
          </table:table-cell>
          <table:table-cell office:value-type="string">
            <text:p>Deflate 2</text:p>
          </table:table-cell>
          <table:table-cell office:value-type="float" office:value="45.9">
            <text:p>45,9</text:p>
          </table:table-cell>
          <table:table-cell table:number-columns-repeated="4"/>
          <table:table-cell office:value-type="string">
            <text:p>keskisuuri.txt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6">
            <text:p>0,76</text:p>
          </table:table-cell>
          <table:table-cell table:number-columns-repeated="17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1">
            <text:p>1</text:p>
          </table:table-cell>
          <table:table-cell table:style-name="ce1" office:value-type="float" office:value="40.4">
            <text:p>40,4</text:p>
          </table:table-cell>
          <table:table-cell office:value-type="float" office:value="107">
            <text:p>107</text:p>
          </table:table-cell>
          <table:table-cell office:value-type="float" office:value="0.16">
            <text:p>0,16</text:p>
          </table:table-cell>
          <table:table-cell table:number-columns-repeated="2"/>
          <table:table-cell office:value-type="string">
            <text:p>keskisuuri.txt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.44">
            <text:p>0,44</text:p>
          </table:table-cell>
          <table:table-cell table:number-columns-repeated="17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2">
            <text:p>2</text:p>
          </table:table-cell>
          <table:table-cell table:style-name="ce1" office:value-type="float" office:value="37.95">
            <text:p>37,95</text:p>
          </table:table-cell>
          <table:table-cell office:value-type="float" office:value="129">
            <text:p>129</text:p>
          </table:table-cell>
          <table:table-cell office:value-type="float" office:value="0.14">
            <text:p>0,14</text:p>
          </table:table-cell>
          <table:table-cell table:number-columns-repeated="2"/>
          <table:table-cell office:value-type="string">
            <text:p>loremipsum.txt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.8">
            <text:p>1,8</text:p>
          </table:table-cell>
          <table:table-cell table:number-columns-repeated="17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4">
            <text:p>4</text:p>
          </table:table-cell>
          <table:table-cell office:value-type="float" office:value="-8.13">
            <text:p>-8,13</text:p>
          </table:table-cell>
          <table:table-cell office:value-type="float" office:value="117">
            <text:p>117</text:p>
          </table:table-cell>
          <table:table-cell office:value-type="float" office:value="0.018">
            <text:p>0,02</text:p>
          </table:table-cell>
          <table:table-cell table:number-columns-repeated="2"/>
          <table:table-cell office:value-type="string">
            <text:p>loremipsum.txt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7">
            <text:p>1,7</text:p>
          </table:table-cell>
          <table:table-cell table:number-columns-repeated="17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string">
            <text:p>Deflate 1</text:p>
          </table:table-cell>
          <table:table-cell office:value-type="float" office:value="55.5">
            <text:p>55,5</text:p>
          </table:table-cell>
          <table:table-cell table:number-columns-repeated="4"/>
          <table:table-cell office:value-type="string">
            <text:p>loremipsum.txt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1.5">
            <text:p>1,5</text:p>
          </table:table-cell>
          <table:table-cell table:number-columns-repeated="17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string">
            <text:p>Deflate 2</text:p>
          </table:table-cell>
          <table:table-cell office:value-type="float" office:value="61.1">
            <text:p>61,1</text:p>
          </table:table-cell>
          <table:table-cell table:number-columns-repeated="4"/>
          <table:table-cell office:value-type="string">
            <text:p>suuri.xml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1">
            <text:p>1</text:p>
          </table:table-cell>
          <table:table-cell office:value-type="float" office:value="41.8">
            <text:p>41,8</text:p>
          </table:table-cell>
          <table:table-cell office:value-type="float" office:value="154">
            <text:p>154</text:p>
          </table:table-cell>
          <table:table-cell office:value-type="float" office:value="0.46">
            <text:p>0,46</text:p>
          </table:table-cell>
          <table:table-cell table:number-columns-repeated="2"/>
          <table:table-cell office:value-type="string">
            <text:p>suuri.xml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9.5">
            <text:p>9,5</text:p>
          </table:table-cell>
          <table:table-cell table:number-columns-repeated="17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2">
            <text:p>2</text:p>
          </table:table-cell>
          <table:table-cell office:value-type="float" office:value="51.2">
            <text:p>51,2</text:p>
          </table:table-cell>
          <table:table-cell office:value-type="float" office:value="124">
            <text:p>124</text:p>
          </table:table-cell>
          <table:table-cell office:value-type="float" office:value="0.57">
            <text:p>0,57</text:p>
          </table:table-cell>
          <table:table-cell table:number-columns-repeated="2"/>
          <table:table-cell office:value-type="string">
            <text:p>suuri.xml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10.7">
            <text:p>10,7</text:p>
          </table:table-cell>
          <table:table-cell table:number-columns-repeated="17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4">
            <text:p>4</text:p>
          </table:table-cell>
          <table:table-cell office:value-type="float" office:value="41.8">
            <text:p>41,8</text:p>
          </table:table-cell>
          <table:table-cell office:value-type="float" office:value="167">
            <text:p>167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string">
            <text:p>kuva.BMP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5.5">
            <text:p>5,5</text:p>
          </table:table-cell>
          <table:table-cell table:number-columns-repeated="17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string">
            <text:p>Deflate 1</text:p>
          </table:table-cell>
          <table:table-cell office:value-type="float" office:value="70.7">
            <text:p>70,7</text:p>
          </table:table-cell>
          <table:table-cell table:number-columns-repeated="4"/>
          <table:table-cell office:value-type="string">
            <text:p>kuva.BMP</text:p>
          </table:table-cell>
          <table:table-cell office:value-type="float" office:value="2">
            <text:p>2</text:p>
          </table:table-cell>
          <table:table-cell office:value-type="float" office:value="1448">
            <text:p>1448</text:p>
          </table:table-cell>
          <table:table-cell office:value-type="float" office:value="4.6">
            <text:p>4,6</text:p>
          </table:table-cell>
          <table:table-cell table:number-columns-repeated="17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string">
            <text:p>Deflate 2</text:p>
          </table:table-cell>
          <table:table-cell office:value-type="float" office:value="75.7">
            <text:p>75,7</text:p>
          </table:table-cell>
          <table:table-cell table:number-columns-repeated="4"/>
          <table:table-cell office:value-type="string">
            <text:p>kuva.BMP</text:p>
          </table:table-cell>
          <table:table-cell office:value-type="float" office:value="4">
            <text:p>4</text:p>
          </table:table-cell>
          <table:table-cell office:value-type="float" office:value="2393">
            <text:p>2393</text:p>
          </table:table-cell>
          <table:table-cell office:value-type="float" office:value="2.8">
            <text:p>2,8</text:p>
          </table:table-cell>
          <table:table-cell table:number-columns-repeated="17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40.51">
            <text:p>40,51</text:p>
          </table:table-cell>
          <table:table-cell office:value-type="float" office:value="803">
            <text:p>803</text:p>
          </table:table-cell>
          <table:table-cell office:value-type="float" office:value="3.6">
            <text:p>3,6</text:p>
          </table:table-cell>
          <table:table-cell table:number-columns-repeated="2"/>
          <table:table-cell office:value-type="string">
            <text:p>Kalimba.mp3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4.39">
            <text:p>4,39</text:p>
          </table:table-cell>
          <table:table-cell table:number-columns-repeated="17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2">
            <text:p>2</text:p>
          </table:table-cell>
          <table:table-cell office:value-type="float" office:value="59.4">
            <text:p>59,4</text:p>
          </table:table-cell>
          <table:table-cell office:value-type="float" office:value="535">
            <text:p>535</text:p>
          </table:table-cell>
          <table:table-cell office:value-type="float" office:value="5.3">
            <text:p>5,3</text:p>
          </table:table-cell>
          <table:table-cell table:number-columns-repeated="2"/>
          <table:table-cell office:value-type="string">
            <text:p>Kalimba.mp3</text:p>
          </table:table-cell>
          <table:table-cell office:value-type="float" office:value="2">
            <text:p>2</text:p>
          </table:table-cell>
          <table:table-cell office:value-type="float" office:value="3223">
            <text:p>3223</text:p>
          </table:table-cell>
          <table:table-cell office:value-type="float" office:value="2.5">
            <text:p>2,5</text:p>
          </table:table-cell>
          <table:table-cell table:number-columns-repeated="17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4">
            <text:p>4</text:p>
          </table:table-cell>
          <table:table-cell office:value-type="float" office:value="76.9">
            <text:p>76,9</text:p>
          </table:table-cell>
          <table:table-cell office:value-type="float" office:value="399">
            <text:p>399</text:p>
          </table:table-cell>
          <table:table-cell office:value-type="float" office:value="7.2">
            <text:p>7,2</text:p>
          </table:table-cell>
          <table:table-cell table:number-columns-repeated="2"/>
          <table:table-cell office:value-type="string">
            <text:p>Kalimba.mp3</text:p>
          </table:table-cell>
          <table:table-cell office:value-type="float" office:value="4">
            <text:p>4</text:p>
          </table:table-cell>
          <table:table-cell office:value-type="float" office:value="6076">
            <text:p>6076</text:p>
          </table:table-cell>
          <table:table-cell office:value-type="float" office:value="1.32">
            <text:p>1,32</text:p>
          </table:table-cell>
          <table:table-cell table:number-columns-repeated="17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string">
            <text:p>Deflate 1</text:p>
          </table:table-cell>
          <table:table-cell office:value-type="float" office:value="97.2">
            <text:p>97,2</text:p>
          </table:table-cell>
          <table:table-cell table:number-columns-repeated="4"/>
          <table:table-cell office:value-type="string">
            <text:p>valtava.txt</text:p>
          </table:table-cell>
          <table:table-cell office:value-type="float" office:value="1">
            <text:p>1</text:p>
          </table:table-cell>
          <table:table-cell office:value-type="float" office:value="8169">
            <text:p>8169</text:p>
          </table:table-cell>
          <table:table-cell office:value-type="float" office:value="8.1">
            <text:p>8,1</text:p>
          </table:table-cell>
          <table:table-cell table:number-columns-repeated="17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string">
            <text:p>Deflate 2</text:p>
          </table:table-cell>
          <table:table-cell office:value-type="float" office:value="97.8">
            <text:p>97,8</text:p>
          </table:table-cell>
          <table:table-cell table:number-columns-repeated="3"/>
          <table:table-cell office:value-type="float" office:value="85.1">
            <text:p>85,1</text:p>
          </table:table-cell>
          <table:table-cell office:value-type="string">
            <text:p>valtava.txt</text:p>
          </table:table-cell>
          <table:table-cell office:value-type="float" office:value="2">
            <text:p>2</text:p>
          </table:table-cell>
          <table:table-cell office:value-type="float" office:value="7337">
            <text:p>7337</text:p>
          </table:table-cell>
          <table:table-cell office:value-type="float" office:value="9">
            <text:p>9</text:p>
          </table:table-cell>
          <table:table-cell table:number-columns-repeated="17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1">
            <text:p>1</text:p>
          </table:table-cell>
          <table:table-cell office:value-type="float" office:value="20.1">
            <text:p>20,1</text:p>
          </table:table-cell>
          <table:table-cell office:value-type="float" office:value="1772">
            <text:p>1772</text:p>
          </table:table-cell>
          <table:table-cell office:value-type="float" office:value="3.9">
            <text:p>3,9</text:p>
          </table:table-cell>
          <table:table-cell/>
          <table:table-cell office:value-type="float" office:value="85.1">
            <text:p>85,1</text:p>
          </table:table-cell>
          <table:table-cell office:value-type="string">
            <text:p>valtava.txt</text:p>
          </table:table-cell>
          <table:table-cell office:value-type="float" office:value="4">
            <text:p>4</text:p>
          </table:table-cell>
          <table:table-cell office:value-type="float" office:value="7293">
            <text:p>7293</text:p>
          </table:table-cell>
          <table:table-cell office:value-type="float" office:value="9.1">
            <text:p>9,1</text:p>
          </table:table-cell>
          <table:table-cell table:number-columns-repeated="17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059">
            <text:p>2059</text:p>
          </table:table-cell>
          <table:table-cell office:value-type="float" office:value="4.7">
            <text:p>4,7</text:p>
          </table:table-cell>
          <table:table-cell table:number-columns-repeated="23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4">
            <text:p>4</text:p>
          </table:table-cell>
          <table:table-cell table:style-name="ce1" office:value-type="float" office:value="15.6">
            <text:p>15,6</text:p>
          </table:table-cell>
          <table:table-cell office:value-type="float" office:value="4498">
            <text:p>4498</text:p>
          </table:table-cell>
          <table:table-cell office:value-type="float" office:value="1.5">
            <text:p>1,5</text:p>
          </table:table-cell>
          <table:table-cell table:number-columns-repeated="23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string">
            <text:p>Deflate 1</text:p>
          </table:table-cell>
          <table:table-cell office:value-type="float" office:value="39.4">
            <text:p>39,4</text:p>
          </table:table-cell>
          <table:table-cell table:number-columns-repeated="25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string">
            <text:p>Deflate 2</text:p>
          </table:table-cell>
          <table:table-cell office:value-type="float" office:value="39.6">
            <text:p>39,6</text:p>
          </table:table-cell>
          <table:table-cell table:number-columns-repeated="25"/>
        </table:table-row>
        <table:table-row table:style-name="ro1">
          <table:table-cell office:value-type="string">
            <text:p>kuva2.BMP</text:p>
          </table:table-cell>
          <table:table-cell office:value-type="float" office:value="8100">
            <text:p>8100</text:p>
          </table:table-cell>
          <table:table-cell office:value-type="float" office:value="1">
            <text:p>1</text:p>
          </table:table-cell>
          <table:table-cell office:value-type="float" office:value="20.9">
            <text:p>20,9</text:p>
          </table:table-cell>
          <table:table-cell office:value-type="float" office:value="1847">
            <text:p>1847</text:p>
          </table:table-cell>
          <table:table-cell office:value-type="float" office:value="4.3">
            <text:p>4,3</text:p>
          </table:table-cell>
          <table:table-cell table:number-columns-repeated="23"/>
        </table:table-row>
        <table:table-row table:style-name="ro1">
          <table:table-cell office:value-type="string">
            <text:p>kuva2.BMP</text:p>
          </table:table-cell>
          <table:table-cell office:value-type="float" office:value="8100">
            <text:p>8100</text:p>
          </table:table-cell>
          <table:table-cell office:value-type="float" office:value="2">
            <text:p>2</text:p>
          </table:table-cell>
          <table:table-cell office:value-type="float" office:value="40.8">
            <text:p>40,8</text:p>
          </table:table-cell>
          <table:table-cell office:value-type="float" office:value="1443">
            <text:p>1443</text:p>
          </table:table-cell>
          <table:table-cell office:value-type="float" office:value="4.7">
            <text:p>4,7</text:p>
          </table:table-cell>
          <table:table-cell table:number-columns-repeated="23"/>
        </table:table-row>
        <table:table-row table:style-name="ro1">
          <table:table-cell office:value-type="string">
            <text:p>kuva2.BMP</text:p>
          </table:table-cell>
          <table:table-cell office:value-type="float" office:value="8100">
            <text:p>8100</text:p>
          </table:table-cell>
          <table:table-cell office:value-type="float" office:value="4">
            <text:p>4</text:p>
          </table:table-cell>
          <table:table-cell office:value-type="float" office:value="55.7">
            <text:p>55,7</text:p>
          </table:table-cell>
          <table:table-cell office:value-type="float" office:value="1266">
            <text:p>1266</text:p>
          </table:table-cell>
          <table:table-cell office:value-type="float" office:value="6.2">
            <text:p>6,2</text:p>
          </table:table-cell>
          <table:table-cell table:number-columns-repeated="3"/>
          <table:table-cell office:value-type="float" office:value="85.1">
            <text:p>85,1</text:p>
          </table:table-cell>
          <table:table-cell table:number-columns-repeated="19"/>
        </table:table-row>
        <table:table-row table:style-name="ro1">
          <table:table-cell office:value-type="string">
            <text:p>kuva2.BMP</text:p>
          </table:table-cell>
          <table:table-cell office:value-type="float" office:value="8100">
            <text:p>8100</text:p>
          </table:table-cell>
          <table:table-cell office:value-type="string">
            <text:p>Deflate 1</text:p>
          </table:table-cell>
          <table:table-cell office:value-type="float" office:value="80.2">
            <text:p>80,2</text:p>
          </table:table-cell>
          <table:table-cell table:number-columns-repeated="5"/>
          <table:table-cell office:value-type="string">
            <text:p>n log n koko</text:p>
          </table:table-cell>
          <table:table-cell office:value-type="string">
            <text:p>aika</text:p>
          </table:table-cell>
          <table:table-cell table:number-columns-repeated="18"/>
        </table:table-row>
        <table:table-row table:style-name="ro1">
          <table:table-cell office:value-type="string">
            <text:p>kuva2.BMP</text:p>
          </table:table-cell>
          <table:table-cell office:value-type="float" office:value="8100">
            <text:p>8100</text:p>
          </table:table-cell>
          <table:table-cell office:value-type="string">
            <text:p>Deflate 2</text:p>
          </table:table-cell>
          <table:table-cell office:value-type="float" office:value="80.6">
            <text:p>80,6</text:p>
          </table:table-cell>
          <table:table-cell table:number-columns-repeated="25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1983">
            <text:p>198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B51]*LOG([.B51]; 2)/100" office:value-type="float" office:value="4.5796950964457">
            <text:p>4,58</text:p>
          </table:table-cell>
          <table:table-cell table:formula="of:=[.E51]" office:value-type="float" office:value="124">
            <text:p>124</text:p>
          </table:table-cell>
          <table:table-cell table:number-columns-repeated="18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2">
            <text:p>2</text:p>
          </table:table-cell>
          <table:table-cell office:value-type="float" office:value="-0.93">
            <text:p>-0,93</text:p>
          </table:table-cell>
          <table:table-cell office:value-type="float" office:value="6088">
            <text:p>6088</text:p>
          </table:table-cell>
          <table:table-cell office:value-type="float" office:value="1.31">
            <text:p>1,31</text:p>
          </table:table-cell>
          <table:table-cell table:number-columns-repeated="3"/>
          <table:table-cell table:formula="of:=[.B56]*LOG([.B56]; 2)/100" office:value-type="float" office:value="339.38332900624">
            <text:p>339,38</text:p>
          </table:table-cell>
          <table:table-cell table:formula="of:=[.E56]" office:value-type="float" office:value="535">
            <text:p>535</text:p>
          </table:table-cell>
          <table:table-cell table:number-columns-repeated="18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4">
            <text:p>4</text:p>
          </table:table-cell>
          <table:table-cell office:value-type="float" office:value="-86.3">
            <text:p>-86,3</text:p>
          </table:table-cell>
          <table:table-cell office:value-type="float" office:value="22928">
            <text:p>22928</text:p>
          </table:table-cell>
          <table:table-cell office:value-type="float" office:value="0.345">
            <text:p>0,35</text:p>
          </table:table-cell>
          <table:table-cell table:number-columns-repeated="3"/>
          <table:table-cell table:formula="of:=[.B61]*LOG([.B61]; 2)/100" office:value-type="float" office:value="878.494861637065">
            <text:p>878,49</text:p>
          </table:table-cell>
          <table:table-cell table:formula="of:=[.E61]" office:value-type="float" office:value="2059">
            <text:p>2059</text:p>
          </table:table-cell>
          <table:table-cell table:number-columns-repeated="18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string">
            <text:p>Deflate 1</text:p>
          </table:table-cell>
          <table:table-cell office:value-type="float" office:value="1.4">
            <text:p>1,4</text:p>
          </table:table-cell>
          <table:table-cell table:number-columns-repeated="5"/>
          <table:table-cell table:formula="of:=[.B71]*LOG([.B71]; 2)/100" office:value-type="float" office:value="1068.57122354572">
            <text:p>1068,57</text:p>
          </table:table-cell>
          <table:table-cell table:formula="of:=[.E71]" office:value-type="float" office:value="6088">
            <text:p>6088</text:p>
          </table:table-cell>
          <table:table-cell table:number-columns-repeated="18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string">
            <text:p>Deflate 2</text:p>
          </table:table-cell>
          <table:table-cell office:value-type="float" office:value="1.7">
            <text:p>1,7</text:p>
          </table:table-cell>
          <table:table-cell table:number-columns-repeated="25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1">
            <text:p>1</text:p>
          </table:table-cell>
          <table:table-cell office:value-type="float" office:value="39.1">
            <text:p>39,1</text:p>
          </table:table-cell>
          <table:table-cell office:value-type="float" office:value="12544">
            <text:p>12544</text:p>
          </table:table-cell>
          <table:table-cell office:value-type="float" office:value="5.3">
            <text:p>5,3</text:p>
          </table:table-cell>
          <table:table-cell table:number-columns-repeated="23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2">
            <text:p>2</text:p>
          </table:table-cell>
          <table:table-cell office:value-type="float" office:value="52.4">
            <text:p>52,4</text:p>
          </table:table-cell>
          <table:table-cell office:value-type="float" office:value="9074">
            <text:p>9074</text:p>
          </table:table-cell>
          <table:table-cell office:value-type="float" office:value="7.3">
            <text:p>7,3</text:p>
          </table:table-cell>
          <table:table-cell table:number-columns-repeated="23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4">
            <text:p>4</text:p>
          </table:table-cell>
          <table:table-cell office:value-type="float" office:value="64.26">
            <text:p>64,26</text:p>
          </table:table-cell>
          <table:table-cell office:value-type="float" office:value="9496">
            <text:p>9496</text:p>
          </table:table-cell>
          <table:table-cell office:value-type="float" office:value="7">
            <text:p>7</text:p>
          </table:table-cell>
          <table:table-cell table:number-columns-repeated="23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string">
            <text:p>Deflate 1</text:p>
          </table:table-cell>
          <table:table-cell office:value-type="float" office:value="81.8">
            <text:p>81,8</text:p>
          </table:table-cell>
          <table:table-cell table:number-columns-repeated="25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string">
            <text:p>Deflate 2</text:p>
          </table:table-cell>
          <table:table-cell table:style-name="ce1" office:value-type="float" office:value="85.1">
            <text:p>85,1</text:p>
          </table:table-cell>
          <table:table-cell table:number-columns-repeated="25"/>
        </table:table-row>
        <table:table-row table:style-name="ro1" table:number-rows-repeated="64">
          <table:table-cell table:number-columns-repeated="29"/>
        </table:table-row>
        <table:table-row table:style-name="ro1">
          <table:table-cell table:number-columns-repeated="22"/>
          <table:table-cell office:value-type="string">
            <text:p>Nimi</text:p>
          </table:table-cell>
          <table:table-cell office:value-type="string">
            <text:p>blokkikoko</text:p>
          </table:table-cell>
          <table:table-cell office:value-type="string">
            <text:p>tiedostokoko(kt)</text:p>
          </table:table-cell>
          <table:table-cell office:value-type="string">
            <text:p>pakkausaika, ms</text:p>
          </table:table-cell>
          <table:table-cell office:value-type="string">
            <text:p>O(n log n), n = tiedostokoko</text:p>
          </table:table-cell>
          <table:table-cell/>
          <table:table-cell office:value-type="string">
            <text:p>Pakkausaika, 10 µs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float" office:value="60">
            <text:p>60</text:p>
          </table:table-cell>
          <table:table-cell table:formula="of:=LOG([.Y145]; 2)*[.Y145]" office:value-type="float" office:value="1.08491504818022">
            <text:p>1,08</text:p>
          </table:table-cell>
          <table:table-cell table:formula="of:=[.Y145]/6" office:value-type="float" office:value="0.266666666666667">
            <text:p>0,27</text:p>
          </table:table-cell>
          <table:table-cell table:formula="of:=[.Z145]*100" office:value-type="float" office:value="6000">
            <text:p>6000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office:value-type="float" office:value="32">
            <text:p>32</text:p>
          </table:table-cell>
          <table:table-cell table:formula="of:=LOG([.Y146]; 2)*[.Y146]" office:value-type="float" office:value="1.08491504818022">
            <text:p>1,08</text:p>
          </table:table-cell>
          <table:table-cell table:formula="of:=[.Y146]/6" office:value-type="float" office:value="0.266666666666667">
            <text:p>0,27</text:p>
          </table:table-cell>
          <table:table-cell table:formula="of:=[.Z146]*100" office:value-type="float" office:value="3200">
            <text:p>3200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20">
            <text:p>20</text:p>
          </table:table-cell>
          <table:table-cell table:formula="of:=LOG([.Y147]; 2)*[.Y147]" office:value-type="float" office:value="1.08491504818022">
            <text:p>1,08</text:p>
          </table:table-cell>
          <table:table-cell table:formula="of:=[.Y147]/6" office:value-type="float" office:value="0.266666666666667">
            <text:p>0,27</text:p>
          </table:table-cell>
          <table:table-cell table:formula="of:=[.Z147]*100" office:value-type="float" office:value="2000">
            <text:p>2000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  <table:table-cell office:value-type="float" office:value="61">
            <text:p>61</text:p>
          </table:table-cell>
          <table:table-cell table:formula="of:=LOG([.Y148]; 2)*[.Y148]" office:value-type="float" office:value="1.08491504818022">
            <text:p>1,08</text:p>
          </table:table-cell>
          <table:table-cell table:formula="of:=[.Y148]/6" office:value-type="float" office:value="0.266666666666667">
            <text:p>0,27</text:p>
          </table:table-cell>
          <table:table-cell table:formula="of:=[.Z148]*100" office:value-type="float" office:value="6100">
            <text:p>6100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LOG([.Y149]; 2)*[.Y149]" office:value-type="float" office:value="75.0586500259616">
            <text:p>75,06</text:p>
          </table:table-cell>
          <table:table-cell table:formula="of:=[.Y149]/6" office:value-type="float" office:value="3">
            <text:p>3</text:p>
          </table:table-cell>
          <table:table-cell table:formula="of:=[.Z149]*100" office:value-type="float" office:value="4400">
            <text:p>4400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LOG([.Y150]; 2)*[.Y150]" office:value-type="float" office:value="75.0586500259616">
            <text:p>75,06</text:p>
          </table:table-cell>
          <table:table-cell table:formula="of:=[.Y150]/6" office:value-type="float" office:value="3">
            <text:p>3</text:p>
          </table:table-cell>
          <table:table-cell table:formula="of:=[.Z150]*100" office:value-type="float" office:value="2600">
            <text:p>2600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LOG([.Y151]; 2)*[.Y151]" office:value-type="float" office:value="75.0586500259616">
            <text:p>75,06</text:p>
          </table:table-cell>
          <table:table-cell table:formula="of:=[.Y151]/6" office:value-type="float" office:value="3">
            <text:p>3</text:p>
          </table:table-cell>
          <table:table-cell table:formula="of:=[.Z151]*100" office:value-type="float" office:value="3500">
            <text:p>3500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LOG([.Y152]; 2)*[.Y152]" office:value-type="float" office:value="75.0586500259616">
            <text:p>75,06</text:p>
          </table:table-cell>
          <table:table-cell table:formula="of:=[.Y152]/6" office:value-type="float" office:value="3">
            <text:p>3</text:p>
          </table:table-cell>
          <table:table-cell table:formula="of:=[.Z152]*100" office:value-type="float" office:value="3400">
            <text:p>3400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table:formula="of:=LOG([.Y153]; 2)*[.Y153]" office:value-type="float" office:value="459.499549056542">
            <text:p>459,5</text:p>
          </table:table-cell>
          <table:table-cell table:formula="of:=[.Y153]/6" office:value-type="float" office:value="12.3333333333333">
            <text:p>12,33</text:p>
          </table:table-cell>
          <table:table-cell table:formula="of:=[.Z153]*100" office:value-type="float" office:value="3600">
            <text:p>3600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formula="of:=LOG([.Y154]; 2)*[.Y154]" office:value-type="float" office:value="459.499549056542">
            <text:p>459,5</text:p>
          </table:table-cell>
          <table:table-cell table:formula="of:=[.Y154]/6" office:value-type="float" office:value="12.3333333333333">
            <text:p>12,33</text:p>
          </table:table-cell>
          <table:table-cell table:formula="of:=[.Z154]*100" office:value-type="float" office:value="1500">
            <text:p>1500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table:formula="of:=LOG([.Y155]; 2)*[.Y155]" office:value-type="float" office:value="459.499549056542">
            <text:p>459,5</text:p>
          </table:table-cell>
          <table:table-cell table:formula="of:=[.Y155]/6" office:value-type="float" office:value="12.3333333333333">
            <text:p>12,33</text:p>
          </table:table-cell>
          <table:table-cell table:formula="of:=[.Z155]*100" office:value-type="float" office:value="1800">
            <text:p>1800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table:formula="of:=LOG([.Y156]; 2)*[.Y156]" office:value-type="float" office:value="459.499549056542">
            <text:p>459,5</text:p>
          </table:table-cell>
          <table:table-cell table:formula="of:=[.Y156]/6" office:value-type="float" office:value="12.3333333333333">
            <text:p>12,33</text:p>
          </table:table-cell>
          <table:table-cell table:formula="of:=[.Z156]*100" office:value-type="float" office:value="2900">
            <text:p>2900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1">
            <text:p>1</text:p>
          </table:table-cell>
          <table:table-cell office:value-type="float" office:value="2945">
            <text:p>2945</text:p>
          </table:table-cell>
          <table:table-cell office:value-type="float" office:value="1063">
            <text:p>1063</text:p>
          </table:table-cell>
          <table:table-cell table:formula="of:=LOG([.Y157]; 2)*[.Y157]" office:value-type="float" office:value="33938.332900624">
            <text:p>33938,33</text:p>
          </table:table-cell>
          <table:table-cell table:formula="of:=[.Y157]/6" office:value-type="float" office:value="490.833333333333">
            <text:p>490,83</text:p>
          </table:table-cell>
          <table:table-cell table:formula="of:=[.Z157]*100" office:value-type="float" office:value="106300">
            <text:p>106300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2">
            <text:p>2</text:p>
          </table:table-cell>
          <table:table-cell office:value-type="float" office:value="2945">
            <text:p>2945</text:p>
          </table:table-cell>
          <table:table-cell office:value-type="float" office:value="444">
            <text:p>444</text:p>
          </table:table-cell>
          <table:table-cell table:formula="of:=LOG([.Y158]; 2)*[.Y158]" office:value-type="float" office:value="33938.332900624">
            <text:p>33938,33</text:p>
          </table:table-cell>
          <table:table-cell table:formula="of:=[.Y158]/6" office:value-type="float" office:value="490.833333333333">
            <text:p>490,83</text:p>
          </table:table-cell>
          <table:table-cell table:formula="of:=[.Z158]*100" office:value-type="float" office:value="44400">
            <text:p>44400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3">
            <text:p>3</text:p>
          </table:table-cell>
          <table:table-cell office:value-type="float" office:value="2945">
            <text:p>2945</text:p>
          </table:table-cell>
          <table:table-cell office:value-type="float" office:value="340">
            <text:p>340</text:p>
          </table:table-cell>
          <table:table-cell table:formula="of:=LOG([.Y159]; 2)*[.Y159]" office:value-type="float" office:value="33938.332900624">
            <text:p>33938,33</text:p>
          </table:table-cell>
          <table:table-cell table:formula="of:=[.Y159]/6" office:value-type="float" office:value="490.833333333333">
            <text:p>490,83</text:p>
          </table:table-cell>
          <table:table-cell table:formula="of:=[.Z159]*100" office:value-type="float" office:value="34000">
            <text:p>34000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4">
            <text:p>4</text:p>
          </table:table-cell>
          <table:table-cell office:value-type="float" office:value="2945">
            <text:p>2945</text:p>
          </table:table-cell>
          <table:table-cell office:value-type="float" office:value="307">
            <text:p>307</text:p>
          </table:table-cell>
          <table:table-cell table:formula="of:=LOG([.Y160]; 2)*[.Y160]" office:value-type="float" office:value="33938.332900624">
            <text:p>33938,33</text:p>
          </table:table-cell>
          <table:table-cell table:formula="of:=[.Y160]/6" office:value-type="float" office:value="490.833333333333">
            <text:p>490,83</text:p>
          </table:table-cell>
          <table:table-cell table:formula="of:=[.Z160]*100" office:value-type="float" office:value="30700">
            <text:p>30700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1">
            <text:p>1</text:p>
          </table:table-cell>
          <table:table-cell office:value-type="float" office:value="6891">
            <text:p>6891</text:p>
          </table:table-cell>
          <table:table-cell office:value-type="float" office:value="1709">
            <text:p>1709</text:p>
          </table:table-cell>
          <table:table-cell table:formula="of:=LOG([.Y161]; 2)*[.Y161]" office:value-type="float" office:value="87863.6792517048">
            <text:p>87863,68</text:p>
          </table:table-cell>
          <table:table-cell table:formula="of:=[.Y161]/6" office:value-type="float" office:value="1148.5">
            <text:p>1148,5</text:p>
          </table:table-cell>
          <table:table-cell table:formula="of:=[.Z161]*100" office:value-type="float" office:value="170900">
            <text:p>170900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2">
            <text:p>2</text:p>
          </table:table-cell>
          <table:table-cell office:value-type="float" office:value="6891">
            <text:p>6891</text:p>
          </table:table-cell>
          <table:table-cell office:value-type="float" office:value="2221">
            <text:p>2221</text:p>
          </table:table-cell>
          <table:table-cell table:formula="of:=LOG([.Y162]; 2)*[.Y162]" office:value-type="float" office:value="87863.6792517048">
            <text:p>87863,68</text:p>
          </table:table-cell>
          <table:table-cell table:formula="of:=[.Y162]/6" office:value-type="float" office:value="1148.5">
            <text:p>1148,5</text:p>
          </table:table-cell>
          <table:table-cell table:formula="of:=[.Z162]*100" office:value-type="float" office:value="222100">
            <text:p>222100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3">
            <text:p>3</text:p>
          </table:table-cell>
          <table:table-cell office:value-type="float" office:value="6891">
            <text:p>6891</text:p>
          </table:table-cell>
          <table:table-cell office:value-type="float" office:value="3396">
            <text:p>3396</text:p>
          </table:table-cell>
          <table:table-cell table:formula="of:=LOG([.Y163]; 2)*[.Y163]" office:value-type="float" office:value="87863.6792517048">
            <text:p>87863,68</text:p>
          </table:table-cell>
          <table:table-cell table:formula="of:=[.Y163]/6" office:value-type="float" office:value="1148.5">
            <text:p>1148,5</text:p>
          </table:table-cell>
          <table:table-cell table:formula="of:=[.Z163]*100" office:value-type="float" office:value="339600">
            <text:p>339600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4">
            <text:p>4</text:p>
          </table:table-cell>
          <table:table-cell office:value-type="float" office:value="6891">
            <text:p>6891</text:p>
          </table:table-cell>
          <table:table-cell office:value-type="float" office:value="3238">
            <text:p>3238</text:p>
          </table:table-cell>
          <table:table-cell table:formula="of:=LOG([.Y164]; 2)*[.Y164]" office:value-type="float" office:value="87863.6792517048">
            <text:p>87863,68</text:p>
          </table:table-cell>
          <table:table-cell table:formula="of:=[.Y164]/6" office:value-type="float" office:value="1148.5">
            <text:p>1148,5</text:p>
          </table:table-cell>
          <table:table-cell table:formula="of:=[.Z164]*100" office:value-type="float" office:value="323800">
            <text:p>323800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1">
            <text:p>1</text:p>
          </table:table-cell>
          <table:table-cell office:value-type="float" office:value="8100">
            <text:p>8100</text:p>
          </table:table-cell>
          <table:table-cell office:value-type="float" office:value="1847">
            <text:p>1847</text:p>
          </table:table-cell>
          <table:table-cell table:formula="of:=LOG([.Y165]; 2)*[.Y165]" office:value-type="float" office:value="105168.020160541">
            <text:p>105168,02</text:p>
          </table:table-cell>
          <table:table-cell table:formula="of:=[.Y165]/6" office:value-type="float" office:value="1350">
            <text:p>1350</text:p>
          </table:table-cell>
          <table:table-cell table:formula="of:=[.Z165]*100" office:value-type="float" office:value="184700">
            <text:p>184700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2">
            <text:p>2</text:p>
          </table:table-cell>
          <table:table-cell office:value-type="float" office:value="8100">
            <text:p>8100</text:p>
          </table:table-cell>
          <table:table-cell office:value-type="float" office:value="1443">
            <text:p>1443</text:p>
          </table:table-cell>
          <table:table-cell table:formula="of:=LOG([.Y166]; 2)*[.Y166]" office:value-type="float" office:value="105168.020160541">
            <text:p>105168,02</text:p>
          </table:table-cell>
          <table:table-cell table:formula="of:=[.Y166]/6" office:value-type="float" office:value="1350">
            <text:p>1350</text:p>
          </table:table-cell>
          <table:table-cell table:formula="of:=[.Z166]*100" office:value-type="float" office:value="144300">
            <text:p>144300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3">
            <text:p>3</text:p>
          </table:table-cell>
          <table:table-cell office:value-type="float" office:value="8100">
            <text:p>8100</text:p>
          </table:table-cell>
          <table:table-cell office:value-type="float" office:value="1670">
            <text:p>1670</text:p>
          </table:table-cell>
          <table:table-cell table:formula="of:=LOG([.Y167]; 2)*[.Y167]" office:value-type="float" office:value="105168.020160541">
            <text:p>105168,02</text:p>
          </table:table-cell>
          <table:table-cell table:formula="of:=[.Y167]/6" office:value-type="float" office:value="1350">
            <text:p>1350</text:p>
          </table:table-cell>
          <table:table-cell table:formula="of:=[.Z167]*100" office:value-type="float" office:value="167000">
            <text:p>167000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4">
            <text:p>4</text:p>
          </table:table-cell>
          <table:table-cell office:value-type="float" office:value="8100">
            <text:p>8100</text:p>
          </table:table-cell>
          <table:table-cell office:value-type="float" office:value="1266">
            <text:p>1266</text:p>
          </table:table-cell>
          <table:table-cell table:formula="of:=LOG([.Y168]; 2)*[.Y168]" office:value-type="float" office:value="105168.020160541">
            <text:p>105168,02</text:p>
          </table:table-cell>
          <table:table-cell table:formula="of:=[.Y168]/6" office:value-type="float" office:value="1350">
            <text:p>1350</text:p>
          </table:table-cell>
          <table:table-cell table:formula="of:=[.Z168]*100" office:value-type="float" office:value="126600">
            <text:p>126600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1">
            <text:p>1</text:p>
          </table:table-cell>
          <table:table-cell office:value-type="float" office:value="67710">
            <text:p>67710</text:p>
          </table:table-cell>
          <table:table-cell office:value-type="float" office:value="15414">
            <text:p>15414</text:p>
          </table:table-cell>
          <table:table-cell table:formula="of:=LOG([.Y169]; 2)*[.Y169]" office:value-type="float" office:value="1086547.87474177">
            <text:p>1086547,87</text:p>
          </table:table-cell>
          <table:table-cell table:formula="of:=[.Y169]/6" office:value-type="float" office:value="11285">
            <text:p>11285</text:p>
          </table:table-cell>
          <table:table-cell table:formula="of:=[.Z169]*100" office:value-type="float" office:value="1541400">
            <text:p>1541400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2">
            <text:p>2</text:p>
          </table:table-cell>
          <table:table-cell office:value-type="float" office:value="67710">
            <text:p>67710</text:p>
          </table:table-cell>
          <table:table-cell office:value-type="float" office:value="10926">
            <text:p>10926</text:p>
          </table:table-cell>
          <table:table-cell table:formula="of:=LOG([.Y170]; 2)*[.Y170]" office:value-type="float" office:value="1086547.87474177">
            <text:p>1086547,87</text:p>
          </table:table-cell>
          <table:table-cell table:formula="of:=[.Y170]/6" office:value-type="float" office:value="11285">
            <text:p>11285</text:p>
          </table:table-cell>
          <table:table-cell table:formula="of:=[.Z170]*100" office:value-type="float" office:value="1092600">
            <text:p>1092600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3">
            <text:p>3</text:p>
          </table:table-cell>
          <table:table-cell office:value-type="float" office:value="67710">
            <text:p>67710</text:p>
          </table:table-cell>
          <table:table-cell office:value-type="float" office:value="9635">
            <text:p>9635</text:p>
          </table:table-cell>
          <table:table-cell table:formula="of:=LOG([.Y171]; 2)*[.Y171]" office:value-type="float" office:value="1086547.87474177">
            <text:p>1086547,87</text:p>
          </table:table-cell>
          <table:table-cell table:formula="of:=[.Y171]/6" office:value-type="float" office:value="11285">
            <text:p>11285</text:p>
          </table:table-cell>
          <table:table-cell table:formula="of:=[.Z171]*100" office:value-type="float" office:value="963500">
            <text:p>963500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4">
            <text:p>4</text:p>
          </table:table-cell>
          <table:table-cell office:value-type="float" office:value="67710">
            <text:p>67710</text:p>
          </table:table-cell>
          <table:table-cell office:value-type="float" office:value="10712">
            <text:p>10712</text:p>
          </table:table-cell>
          <table:table-cell table:formula="of:=LOG([.Y172]; 2)*[.Y172]" office:value-type="float" office:value="1086547.87474177">
            <text:p>1086547,87</text:p>
          </table:table-cell>
          <table:table-cell table:formula="of:=[.Y172]/6" office:value-type="float" office:value="11285">
            <text:p>11285</text:p>
          </table:table-cell>
          <table:table-cell table:formula="of:=[.Z172]*100" office:value-type="float" office:value="1071200">
            <text:p>1071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.00.0000</text:date>, <text:time style:data-style-name="N2" text:time-value="0000-00-00T16:52:17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25M53S</meta:editing-duration>
    <meta:editing-cycles>57</meta:editing-cycles>
    <meta:generator>LibreOffice/4.0.3.3$Windows_x86 LibreOffice_project/0eaa50a932c8f2199a615e1eb30f7ac74279539</meta:generator>
    <dc:date>2013-08-24T15:07:58.71</dc:date>
    <meta:document-statistic meta:table-count="3" meta:cell-count="573" meta:object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title svg:x="4.016cm" svg:y="0.315cm" chart:style-name="ch2">
          <text:p>Arraylist 1000x1000 000 add-operaatiota</text:p>
        </chart:title>
        <chart:plot-area chart:style-name="ch3" table:cell-range-address="Sheet1.H5:Sheet1.I6" chart:data-source-has-labels="column" svg:x="1.358cm" svg:y="1.631cm" svg:width="14.006cm" svg:height="6.758cm">
          <chartooo:coordinate-region svg:x="2.535cm" svg:y="1.844cm" svg:width="12.829cm" svg:height="5.872cm"/>
          <chart:axis chart:dimension="x" chart:name="primary-x" chart:style-name="ch4" chartooo:axis-type="auto">
            <chartooo:date-scale/>
            <chart:categories table:cell-range-address="Sheet1.H5:Sheet1.H6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Sheet1.I5:Sheet1.I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ArrayList.add()</text:p>
                <draw:g>
                  <svg:desc>Sheet1.H5:Sheet1.H6</svg:desc>
                </draw:g>
              </table:table-cell>
              <table:table-cell office:value-type="float" office:value="18322">
                <text:p>18322</text:p>
                <draw:g>
                  <svg:desc>Sheet1.I5:Sheet1.I6</svg:desc>
                </draw:g>
              </table:table-cell>
            </table:table-row>
            <table:table-row>
              <table:table-cell office:value-type="string">
                <text:p>Oma: ArrayList.add()</text:p>
              </table:table-cell>
              <table:table-cell office:value-type="float" office:value="14545">
                <text:p>1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4cm" svg:y="0.316cm" chart:style-name="ch2">
          <text:p>Tiedoston koko (n log n) ja pakkaukseen kulunut aika, blokkikoko 1</text:p>
        </chart:title>
        <chart:legend chart:legend-position="end" svg:x="13.227cm" svg:y="3.926cm" style:legend-expansion="high" chart:style-name="ch3"/>
        <chart:plot-area chart:style-name="ch4" table:cell-range-address="Sheet1.J70:Sheet1.K73" svg:x="0.77cm" svg:y="1.635cm" svg:width="11.817cm" svg:height="6.765cm">
          <chartooo:coordinate-region svg:x="1.762cm" svg:y="1.847cm" svg:width="10.731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J70:Sheet1.J73" chart:class="chart:line">
            <chart:data-point chart:repeated="4"/>
          </chart:series>
          <chart:series chart:style-name="ch8" chart:values-cell-range-address="Sheet1.K70:Sheet1.K7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J</text:p>
              </table:table-cell>
              <table:table-cell office:value-type="string">
                <text:p>Sarak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796950964457">
                <text:p>4.5796950964457</text:p>
                <draw:g>
                  <svg:desc>Sheet1.J70:Sheet1.J73</svg:desc>
                </draw:g>
              </table:table-cell>
              <table:table-cell office:value-type="float" office:value="124">
                <text:p>124</text:p>
                <draw:g>
                  <svg:desc>Sheet1.K70:Sheet1.K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9.38332900624">
                <text:p>339.3833290062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8.494861637065">
                <text:p>878.49486163706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8.57122354572">
                <text:p>1068.57122354572</text:p>
              </table:table-cell>
              <table:table-cell office:value-type="float" office:value="6088">
                <text:p>60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Tekstitiedosto, 74kt</text:p>
        </chart:title>
        <chart:plot-area chart:style-name="ch3" table:cell-range-address="Sheet1.C50:Sheet1.D54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50:Sheet1.C54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50:Sheet1.D5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0:Sheet1.C54</svg:desc>
                </draw:g>
              </table:table-cell>
              <table:table-cell office:value-type="float" office:value="41.8">
                <text:p>41.8</text:p>
                <draw:g>
                  <svg:desc>Sheet1.D50:Sheet1.D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75.7">
                <text:p>75.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Xml-tiedosto, 2945kt</text:p>
        </chart:title>
        <chart:plot-area chart:style-name="ch3" table:cell-range-address="Sheet1.C55:Sheet1.D59" chart:data-source-has-labels="column" svg:x="1.358cm" svg:y="1.635cm" svg:width="14.002cm" svg:height="6.177cm">
          <chartooo:coordinate-region svg:x="2.165cm" svg:y="1.847cm" svg:width="13.195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55:Sheet1.C59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55:Sheet1.D5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5:Sheet1.C59</svg:desc>
                </draw:g>
              </table:table-cell>
              <table:table-cell office:value-type="float" office:value="40.51">
                <text:p>40.51</text:p>
                <draw:g>
                  <svg:desc>Sheet1.D55:Sheet1.D5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97.8">
                <text:p>97.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Bmp-tiedosto, 6890kt</text:p>
        </chart:title>
        <chart:plot-area chart:style-name="ch3" table:cell-range-address="Sheet1.C60:Sheet1.D64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60:Sheet1.C64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60:Sheet1.D6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60:Sheet1.C64</svg:desc>
                </draw:g>
              </table:table-cell>
              <table:table-cell office:value-type="float" office:value="20.1">
                <text:p>20.1</text:p>
                <draw:g>
                  <svg:desc>Sheet1.D60:Sheet1.D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39.6">
                <text:p>39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Bmp-tiedosto, 8100kt</text:p>
        </chart:title>
        <chart:plot-area chart:style-name="ch3" table:cell-range-address="Sheet1.C65:Sheet1.D69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65:Sheet1.C69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65:Sheet1.D6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65:Sheet1.C69</svg:desc>
                </draw:g>
              </table:table-cell>
              <table:table-cell office:value-type="float" office:value="20.9">
                <text:p>20.9</text:p>
                <draw:g>
                  <svg:desc>Sheet1.D65:Sheet1.D6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80.6">
                <text:p>80.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Mp3-tiedosto, 8217kt</text:p>
        </chart:title>
        <chart:plot-area chart:style-name="ch3" table:cell-range-address="Sheet1.C70:Sheet1.D74" chart:data-source-has-labels="column" svg:x="1.358cm" svg:y="1.635cm" svg:width="14.002cm" svg:height="6.177cm">
          <chartooo:coordinate-region svg:x="2.27cm" svg:y="1.847cm" svg:width="13.09cm" svg:height="5.753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70:Sheet1.C74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70:Sheet1.D7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70:Sheet1.C74</svg:desc>
                </draw:g>
              </table:table-cell>
              <table:table-cell office:value-type="float" office:value="0.32">
                <text:p>0.32</text:p>
                <draw:g>
                  <svg:desc>Sheet1.D70:Sheet1.D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6.3">
                <text:p>-86.3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43cm" svg:y="0.316cm" chart:style-name="ch2">
          <text:p>Rakenteinen tekstitiedosto, 67710kt</text:p>
        </chart:title>
        <chart:plot-area chart:style-name="ch3" table:cell-range-address="Sheet1.C75:Sheet1.D79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75:Sheet1.C79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75:Sheet1.D7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75:Sheet1.C79</svg:desc>
                </draw:g>
              </table:table-cell>
              <table:table-cell office:value-type="float" office:value="39.1">
                <text:p>39.1</text:p>
                <draw:g>
                  <svg:desc>Sheet1.D75:Sheet1.D7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.26">
                <text:p>64.26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85.1">
                <text:p>85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line" chart:style-name="ch1">
        <chart:legend chart:legend-position="end" svg:x="10.477cm" svg:y="3.496cm" style:legend-expansion="high" chart:style-name="ch2"/>
        <chart:plot-area chart:style-name="ch3" table:cell-range-address="Sheet1.Z145:Sheet1.Z145 Sheet1.Z149:Sheet1.Z149 Sheet1.Z153:Sheet1.Z153 Sheet1.Z157:Sheet1.Z157 Sheet1.Z161:Sheet1.Z161 Sheet1.Z165:Sheet1.Z165 Sheet1.Z169:Sheet1.Z169 Sheet1.AB145:Sheet1.AB145 Sheet1.AB149:Sheet1.AB149 Sheet1.AB153:Sheet1.AB153 Sheet1.AB157:Sheet1.AB157 Sheet1.AB161:Sheet1.AB161 Sheet1.AB165:Sheet1.AB165 Sheet1.AB169:Sheet1.AB169" svg:x="0.77cm" svg:y="0.851cm" svg:width="9.067cm" svg:height="7.537cm">
          <chartooo:coordinate-region svg:x="1.947cm" svg:y="1.064cm" svg:width="7.89cm" svg:height="7.1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Z145:Sheet1.Z145 Sheet1.Z149:Sheet1.Z149 Sheet1.Z153:Sheet1.Z153 Sheet1.Z157:Sheet1.Z157 Sheet1.Z161:Sheet1.Z161 Sheet1.Z165:Sheet1.Z165 Sheet1.Z169:Sheet1.Z169" chart:class="chart:line">
            <chart:data-point chart:repeated="7"/>
          </chart:series>
          <chart:series chart:style-name="ch7" chart:values-cell-range-address="Sheet1.AB145:Sheet1.AB145 Sheet1.AB149:Sheet1.AB149 Sheet1.AB153:Sheet1.AB153 Sheet1.AB157:Sheet1.AB157 Sheet1.AB161:Sheet1.AB161 Sheet1.AB165:Sheet1.AB165 Sheet1.AB169:Sheet1.AB16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">
                <text:p>60</text:p>
                <draw:g>
                  <svg:desc>Sheet1.Z145:Sheet1.Z145 Sheet1.Z149:Sheet1.Z149 Sheet1.Z153:Sheet1.Z153 Sheet1.Z157:Sheet1.Z157 Sheet1.Z161:Sheet1.Z161 Sheet1.Z165:Sheet1.Z165 Sheet1.Z169:Sheet1.Z169</svg:desc>
                </draw:g>
              </table:table-cell>
              <table:table-cell office:value-type="float" office:value="0.266666666666667">
                <text:p>0.266666666666667</text:p>
                <draw:g>
                  <svg:desc>Sheet1.AB145:Sheet1.AB145 Sheet1.AB149:Sheet1.AB149 Sheet1.AB153:Sheet1.AB153 Sheet1.AB157:Sheet1.AB157 Sheet1.AB161:Sheet1.AB161 Sheet1.AB165:Sheet1.AB165 Sheet1.AB169:Sheet1.AB169</svg:desc>
                </draw:g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/>
              <table:table-cell office:value-type="float" office:value="1063">
                <text:p>1063</text:p>
              </table:table-cell>
              <table:table-cell office:value-type="float" office:value="490.833333333333">
                <text:p>490.833333333333</text:p>
              </table:table-cell>
            </table:table-row>
            <table:table-row>
              <table:table-cell office:value-type="string"/>
              <table:table-cell office:value-type="float" office:value="1709">
                <text:p>1709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string"/>
              <table:table-cell office:value-type="float" office:value="1847">
                <text:p>18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/>
              <table:table-cell office:value-type="float" office:value="15414">
                <text:p>15414</text:p>
              </table:table-cell>
              <table:table-cell office:value-type="float" office:value="11285">
                <text:p>1128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line" chart:style-name="ch1">
        <chart:plot-area chart:style-name="ch2" table:cell-range-address="Sheet1.Z148:Sheet1.Z148 Sheet1.Z152:Sheet1.Z152 Sheet1.Z156:Sheet1.Z156 Sheet1.Z160:Sheet1.Z160 Sheet1.Z164:Sheet1.Z164 Sheet1.Z168:Sheet1.Z168 Sheet1.Z172:Sheet1.Z172 Sheet1.AB148:Sheet1.AB148 Sheet1.AB152:Sheet1.AB152 Sheet1.AB156:Sheet1.AB156 Sheet1.AB160:Sheet1.AB160 Sheet1.AB164:Sheet1.AB164 Sheet1.AB168:Sheet1.AB168 Sheet1.AB172:Sheet1.AB172" svg:x="0.713cm" svg:y="0.88cm" svg:width="14.59cm" svg:height="7.534cm">
          <chartooo:coordinate-region svg:x="1.89cm" svg:y="1.092cm" svg:width="13.413cm" svg:height="7.1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Z148:Sheet1.Z148 Sheet1.Z152:Sheet1.Z152 Sheet1.Z156:Sheet1.Z156 Sheet1.Z160:Sheet1.Z160 Sheet1.Z164:Sheet1.Z164 Sheet1.Z168:Sheet1.Z168 Sheet1.Z172:Sheet1.Z172" chart:class="chart:line">
            <chart:data-point chart:repeated="7"/>
          </chart:series>
          <chart:series chart:style-name="ch6" chart:values-cell-range-address="Sheet1.AB148:Sheet1.AB148 Sheet1.AB152:Sheet1.AB152 Sheet1.AB156:Sheet1.AB156 Sheet1.AB160:Sheet1.AB160 Sheet1.AB164:Sheet1.AB164 Sheet1.AB168:Sheet1.AB168 Sheet1.AB172:Sheet1.AB17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">
                <text:p>61</text:p>
                <draw:g>
                  <svg:desc>Sheet1.Z148:Sheet1.Z148 Sheet1.Z152:Sheet1.Z152 Sheet1.Z156:Sheet1.Z156 Sheet1.Z160:Sheet1.Z160 Sheet1.Z164:Sheet1.Z164 Sheet1.Z168:Sheet1.Z168 Sheet1.Z172:Sheet1.Z172</svg:desc>
                </draw:g>
              </table:table-cell>
              <table:table-cell office:value-type="float" office:value="0.266666666666667">
                <text:p>0.266666666666667</text:p>
                <draw:g>
                  <svg:desc>Sheet1.AB148:Sheet1.AB148 Sheet1.AB152:Sheet1.AB152 Sheet1.AB156:Sheet1.AB156 Sheet1.AB160:Sheet1.AB160 Sheet1.AB164:Sheet1.AB164 Sheet1.AB168:Sheet1.AB168 Sheet1.AB172:Sheet1.AB172</svg:desc>
                </draw:g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490.833333333333">
                <text:p>490.833333333333</text:p>
              </table:table-cell>
            </table:table-row>
            <table:table-row>
              <table:table-cell office:value-type="string"/>
              <table:table-cell office:value-type="float" office:value="3238">
                <text:p>3238</text:p>
              </table:table-cell>
              <table:table-cell office:value-type="float" office:value="1148.5">
                <text:p>1148.5</text:p>
              </table:table-cell>
            </table:table-row>
            <table:table-row>
              <table:table-cell office:value-type="string"/>
              <table:table-cell office:value-type="float" office:value="1266">
                <text:p>126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/>
              <table:table-cell office:value-type="float" office:value="10712">
                <text:p>10712</text:p>
              </table:table-cell>
              <table:table-cell office:value-type="float" office:value="11285">
                <text:p>1128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8.987cm" xlink:href=".." xlink:type="simple" chart:class="chart:line" chart:style-name="ch1">
        <chart:plot-area chart:style-name="ch2" table:cell-range-address="Sheet1.AA148:Sheet1.AA148 Sheet1.AA152:Sheet1.AA152 Sheet1.AA156:Sheet1.AA156 Sheet1.AA160:Sheet1.AA160 Sheet1.AA164:Sheet1.AA164 Sheet1.AA168:Sheet1.AA168 Sheet1.AA172:Sheet1.AA172 Sheet1.AC148:Sheet1.AC148 Sheet1.AC152:Sheet1.AC152 Sheet1.AC156:Sheet1.AC156 Sheet1.AC160:Sheet1.AC160 Sheet1.AC164:Sheet1.AC164 Sheet1.AC168:Sheet1.AC168 Sheet1.AC172:Sheet1.AC172" svg:x="0.789cm" svg:y="0.614cm" svg:width="14.402cm" svg:height="7.532cm">
          <chartooo:coordinate-region svg:x="2.336cm" svg:y="0.826cm" svg:width="12.855cm" svg:height="7.10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A148:Sheet1.AA148 Sheet1.AA152:Sheet1.AA152 Sheet1.AA156:Sheet1.AA156 Sheet1.AA160:Sheet1.AA160 Sheet1.AA164:Sheet1.AA164 Sheet1.AA168:Sheet1.AA168 Sheet1.AA172:Sheet1.AA172" chart:class="chart:line">
            <chart:data-point chart:repeated="7"/>
          </chart:series>
          <chart:series chart:style-name="ch6" chart:values-cell-range-address="Sheet1.AC148:Sheet1.AC148 Sheet1.AC152:Sheet1.AC152 Sheet1.AC156:Sheet1.AC156 Sheet1.AC160:Sheet1.AC160 Sheet1.AC164:Sheet1.AC164 Sheet1.AC168:Sheet1.AC168 Sheet1.AC172:Sheet1.AC17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8491504818022">
                <text:p>1.08491504818022</text:p>
                <draw:g>
                  <svg:desc>Sheet1.AA148:Sheet1.AA148 Sheet1.AA152:Sheet1.AA152 Sheet1.AA156:Sheet1.AA156 Sheet1.AA160:Sheet1.AA160 Sheet1.AA164:Sheet1.AA164 Sheet1.AA168:Sheet1.AA168 Sheet1.AA172:Sheet1.AA172</svg:desc>
                </draw:g>
              </table:table-cell>
              <table:table-cell office:value-type="float" office:value="6100">
                <text:p>6100</text:p>
                <draw:g>
                  <svg:desc>Sheet1.AC148:Sheet1.AC148 Sheet1.AC152:Sheet1.AC152 Sheet1.AC156:Sheet1.AC156 Sheet1.AC160:Sheet1.AC160 Sheet1.AC164:Sheet1.AC164 Sheet1.AC168:Sheet1.AC168 Sheet1.AC172:Sheet1.AC172</svg:desc>
                </draw:g>
              </table:table-cell>
            </table:table-row>
            <table:table-row>
              <table:table-cell office:value-type="string"/>
              <table:table-cell office:value-type="float" office:value="75.0586500259616">
                <text:p>75.058650025961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/>
              <table:table-cell office:value-type="float" office:value="459.499549056542">
                <text:p>459.499549056542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/>
              <table:table-cell office:value-type="float" office:value="33938.332900624">
                <text:p>33938.332900624</text:p>
              </table:table-cell>
              <table:table-cell office:value-type="float" office:value="30700">
                <text:p>30700</text:p>
              </table:table-cell>
            </table:table-row>
            <table:table-row>
              <table:table-cell office:value-type="string"/>
              <table:table-cell office:value-type="float" office:value="87863.6792517048">
                <text:p>87863.6792517048</text:p>
              </table:table-cell>
              <table:table-cell office:value-type="float" office:value="323800">
                <text:p>323800</text:p>
              </table:table-cell>
            </table:table-row>
            <table:table-row>
              <table:table-cell office:value-type="string"/>
              <table:table-cell office:value-type="float" office:value="105168.020160541">
                <text:p>105168.020160541</text:p>
              </table:table-cell>
              <table:table-cell office:value-type="float" office:value="126600">
                <text:p>126600</text:p>
              </table:table-cell>
            </table:table-row>
            <table:table-row>
              <table:table-cell office:value-type="string"/>
              <table:table-cell office:value-type="float" office:value="1086547.87474177">
                <text:p>1086547.87474177</text:p>
              </table:table-cell>
              <table:table-cell office:value-type="float" office:value="1071200">
                <text:p>107120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title svg:x="2.786cm" svg:y="0.315cm" chart:style-name="ch2">
          <text:p>Hashmap 1000x100 000 put-operaatiota - avain string</text:p>
        </chart:title>
        <chart:plot-area chart:style-name="ch3" table:cell-range-address="Sheet1.H9:Sheet1.I10" chart:data-source-has-labels="column" svg:x="1.358cm" svg:y="1.631cm" svg:width="14.006cm" svg:height="6.758cm">
          <chartooo:coordinate-region svg:x="2.535cm" svg:y="1.844cm" svg:width="11.651cm" svg:height="5.872cm"/>
          <chart:axis chart:dimension="x" chart:name="primary-x" chart:style-name="ch4" chartooo:axis-type="auto">
            <chartooo:date-scale/>
            <chart:categories table:cell-range-address="Sheet1.H9:Sheet1.H10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I9:Sheet1.I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  <draw:g>
                  <svg:desc>Sheet1.H9:Sheet1.H10</svg:desc>
                </draw:g>
              </table:table-cell>
              <table:table-cell office:value-type="float" office:value="20263">
                <text:p>20263</text:p>
                <draw:g>
                  <svg:desc>Sheet1.I9:Sheet1.I10</svg:desc>
                </draw:g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18290">
                <text:p>18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line" chart:style-name="ch1">
        <chart:title svg:x="3.809cm" svg:y="0.316cm" chart:style-name="ch2">
          <text:p>Tiedostokoko vs aikavaativuus, blokkikoko 1</text:p>
        </chart:title>
        <chart:subtitle svg:x="3.406cm" svg:y="1.273cm" chart:style-name="ch3">
          <text:p>Oranssi = tiedostokoko n log n, sininen = mitattu aika</text:p>
        </chart:subtitle>
        <chart:plot-area chart:style-name="ch4" table:cell-range-address="Sheet1.Z145:Sheet1.AA145 Sheet1.Z149:Sheet1.AA149 Sheet1.Z153:Sheet1.AA153 Sheet1.Z157:Sheet1.AA157 Sheet1.Z161:Sheet1.AA161 Sheet1.Z165:Sheet1.AA165 Sheet1.Z169:Sheet1.AA169" svg:x="0.77cm" svg:y="2.314cm" svg:width="14.592cm" svg:height="6.075cm">
          <chartooo:coordinate-region svg:x="2.317cm" svg:y="2.527cm" svg:width="13.045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5:Sheet1.Z145 Sheet1.Z149:Sheet1.Z149 Sheet1.Z153:Sheet1.Z153 Sheet1.Z157:Sheet1.Z157 Sheet1.Z161:Sheet1.Z161 Sheet1.Z165:Sheet1.Z165 Sheet1.Z169:Sheet1.Z169" chart:class="chart:line">
            <chart:data-point chart:repeated="7"/>
          </chart:series>
          <chart:series chart:style-name="ch8" chart:values-cell-range-address="Sheet1.AA145:Sheet1.AA145 Sheet1.AA149:Sheet1.AA149 Sheet1.AA153:Sheet1.AA153 Sheet1.AA157:Sheet1.AA157 Sheet1.AA161:Sheet1.AA161 Sheet1.AA165:Sheet1.AA165 Sheet1.AA169:Sheet1.AA16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">
                <text:p>60</text:p>
                <draw:g>
                  <svg:desc>Sheet1.Z145:Sheet1.Z145 Sheet1.Z149:Sheet1.Z149 Sheet1.Z153:Sheet1.Z153 Sheet1.Z157:Sheet1.Z157 Sheet1.Z161:Sheet1.Z161 Sheet1.Z165:Sheet1.Z165 Sheet1.Z169:Sheet1.Z169</svg:desc>
                </draw:g>
              </table:table-cell>
              <table:table-cell office:value-type="float" office:value="1.08491504818022">
                <text:p>1.08491504818022</text:p>
                <draw:g>
                  <svg:desc>Sheet1.AA145:Sheet1.AA145 Sheet1.AA149:Sheet1.AA149 Sheet1.AA153:Sheet1.AA153 Sheet1.AA157:Sheet1.AA157 Sheet1.AA161:Sheet1.AA161 Sheet1.AA165:Sheet1.AA165 Sheet1.AA169:Sheet1.AA169</svg:desc>
                </draw:g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string"/>
              <table:table-cell office:value-type="float" office:value="1063">
                <text:p>1063</text:p>
              </table:table-cell>
              <table:table-cell office:value-type="float" office:value="33938.332900624">
                <text:p>33938.332900624</text:p>
              </table:table-cell>
            </table:table-row>
            <table:table-row>
              <table:table-cell office:value-type="string"/>
              <table:table-cell office:value-type="float" office:value="1709">
                <text:p>1709</text:p>
              </table:table-cell>
              <table:table-cell office:value-type="float" office:value="87863.6792517048">
                <text:p>87863.6792517048</text:p>
              </table:table-cell>
            </table:table-row>
            <table:table-row>
              <table:table-cell office:value-type="string"/>
              <table:table-cell office:value-type="float" office:value="1847">
                <text:p>1847</text:p>
              </table:table-cell>
              <table:table-cell office:value-type="float" office:value="105168.020160541">
                <text:p>105168.020160541</text:p>
              </table:table-cell>
            </table:table-row>
            <table:table-row>
              <table:table-cell office:value-type="string"/>
              <table:table-cell office:value-type="float" office:value="15414">
                <text:p>15414</text:p>
              </table:table-cell>
              <table:table-cell office:value-type="float" office:value="1086547.87474177">
                <text:p>1086547.8747417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7cm" xlink:href=".." xlink:type="simple" chart:class="chart:line" chart:style-name="ch1">
        <chart:title svg:x="3.751cm" svg:y="0.315cm" chart:style-name="ch2">
          <text:p>Tiedostokoko vs aikavaativuus, blokkikoko 2</text:p>
        </chart:title>
        <chart:subtitle svg:x="3.459cm" svg:y="1.273cm" chart:style-name="ch3">
          <text:p>Oranssi = tiedostokoko nlog n, sininen = mitattu aika</text:p>
        </chart:subtitle>
        <chart:plot-area chart:style-name="ch4" table:cell-range-address="Sheet1.Z146:Sheet1.AA146 Sheet1.Z150:Sheet1.AA150 Sheet1.Z154:Sheet1.AA154 Sheet1.Z158:Sheet1.AA158 Sheet1.Z162:Sheet1.AA162 Sheet1.Z166:Sheet1.AA166 Sheet1.Z170:Sheet1.AA170" svg:x="0.77cm" svg:y="2.314cm" svg:width="14.592cm" svg:height="6.074cm">
          <chartooo:coordinate-region svg:x="2.317cm" svg:y="2.526cm" svg:width="13.045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6:Sheet1.Z146 Sheet1.Z150:Sheet1.Z150 Sheet1.Z154:Sheet1.Z154 Sheet1.Z158:Sheet1.Z158 Sheet1.Z162:Sheet1.Z162 Sheet1.Z166:Sheet1.Z166 Sheet1.Z170:Sheet1.Z170" chart:class="chart:line">
            <chart:data-point chart:repeated="7"/>
          </chart:series>
          <chart:series chart:style-name="ch8" chart:values-cell-range-address="Sheet1.AA146:Sheet1.AA146 Sheet1.AA150:Sheet1.AA150 Sheet1.AA154:Sheet1.AA154 Sheet1.AA158:Sheet1.AA158 Sheet1.AA162:Sheet1.AA162 Sheet1.AA166:Sheet1.AA166 Sheet1.AA170:Sheet1.AA17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">
                <text:p>32</text:p>
                <draw:g>
                  <svg:desc>Sheet1.Z146:Sheet1.Z146 Sheet1.Z150:Sheet1.Z150 Sheet1.Z154:Sheet1.Z154 Sheet1.Z158:Sheet1.Z158 Sheet1.Z162:Sheet1.Z162 Sheet1.Z166:Sheet1.Z166 Sheet1.Z170:Sheet1.Z170</svg:desc>
                </draw:g>
              </table:table-cell>
              <table:table-cell office:value-type="float" office:value="1.08491504818022">
                <text:p>1.08491504818022</text:p>
                <draw:g>
                  <svg:desc>Sheet1.AA146:Sheet1.AA146 Sheet1.AA150:Sheet1.AA150 Sheet1.AA154:Sheet1.AA154 Sheet1.AA158:Sheet1.AA158 Sheet1.AA162:Sheet1.AA162 Sheet1.AA166:Sheet1.AA166 Sheet1.AA170:Sheet1.AA170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string"/>
              <table:table-cell office:value-type="float" office:value="444">
                <text:p>444</text:p>
              </table:table-cell>
              <table:table-cell office:value-type="float" office:value="33938.332900624">
                <text:p>33938.332900624</text:p>
              </table:table-cell>
            </table:table-row>
            <table:table-row>
              <table:table-cell office:value-type="string"/>
              <table:table-cell office:value-type="float" office:value="2221">
                <text:p>2221</text:p>
              </table:table-cell>
              <table:table-cell office:value-type="float" office:value="87863.6792517048">
                <text:p>87863.6792517048</text:p>
              </table:table-cell>
            </table:table-row>
            <table:table-row>
              <table:table-cell office:value-type="string"/>
              <table:table-cell office:value-type="float" office:value="1443">
                <text:p>1443</text:p>
              </table:table-cell>
              <table:table-cell office:value-type="float" office:value="105168.020160541">
                <text:p>105168.020160541</text:p>
              </table:table-cell>
            </table:table-row>
            <table:table-row>
              <table:table-cell office:value-type="string"/>
              <table:table-cell office:value-type="float" office:value="10926">
                <text:p>10926</text:p>
              </table:table-cell>
              <table:table-cell office:value-type="float" office:value="1086547.87474177">
                <text:p>1086547.8747417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line" chart:style-name="ch1">
        <chart:title svg:x="3.751cm" svg:y="0.315cm" chart:style-name="ch2">
          <text:p>Tiedostokoko vs aikavaativuus, blokkikoko 3</text:p>
        </chart:title>
        <chart:subtitle svg:x="3.512cm" svg:y="1.273cm" chart:style-name="ch3">
          <text:p>Oranssi = tiedostkoko n log n, sininen = mitattu aika</text:p>
        </chart:subtitle>
        <chart:plot-area chart:style-name="ch4" table:cell-range-address="Sheet1.Z147:Sheet1.AA147 Sheet1.Z151:Sheet1.AA151 Sheet1.Z155:Sheet1.AA155 Sheet1.Z159:Sheet1.AA159 Sheet1.Z163:Sheet1.AA163 Sheet1.Z167:Sheet1.AA167 Sheet1.Z171:Sheet1.AA171" svg:x="0.77cm" svg:y="2.314cm" svg:width="14.593cm" svg:height="6.074cm">
          <chartooo:coordinate-region svg:x="2.317cm" svg:y="2.526cm" svg:width="13.046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7:Sheet1.Z147 Sheet1.Z151:Sheet1.Z151 Sheet1.Z155:Sheet1.Z155 Sheet1.Z159:Sheet1.Z159 Sheet1.Z163:Sheet1.Z163 Sheet1.Z167:Sheet1.Z167 Sheet1.Z171:Sheet1.Z171" chart:class="chart:line">
            <chart:data-point chart:repeated="7"/>
          </chart:series>
          <chart:series chart:style-name="ch8" chart:values-cell-range-address="Sheet1.AA147:Sheet1.AA147 Sheet1.AA151:Sheet1.AA151 Sheet1.AA155:Sheet1.AA155 Sheet1.AA159:Sheet1.AA159 Sheet1.AA163:Sheet1.AA163 Sheet1.AA167:Sheet1.AA167 Sheet1.AA171:Sheet1.AA17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">
                <text:p>20</text:p>
                <draw:g>
                  <svg:desc>Sheet1.Z147:Sheet1.Z147 Sheet1.Z151:Sheet1.Z151 Sheet1.Z155:Sheet1.Z155 Sheet1.Z159:Sheet1.Z159 Sheet1.Z163:Sheet1.Z163 Sheet1.Z167:Sheet1.Z167 Sheet1.Z171:Sheet1.Z171</svg:desc>
                </draw:g>
              </table:table-cell>
              <table:table-cell office:value-type="float" office:value="1.08491504818022">
                <text:p>1.08491504818022</text:p>
                <draw:g>
                  <svg:desc>Sheet1.AA147:Sheet1.AA147 Sheet1.AA151:Sheet1.AA151 Sheet1.AA155:Sheet1.AA155 Sheet1.AA159:Sheet1.AA159 Sheet1.AA163:Sheet1.AA163 Sheet1.AA167:Sheet1.AA167 Sheet1.AA171:Sheet1.AA171</svg:desc>
                </draw:g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33938.332900624">
                <text:p>33938.332900624</text:p>
              </table:table-cell>
            </table:table-row>
            <table:table-row>
              <table:table-cell office:value-type="string"/>
              <table:table-cell office:value-type="float" office:value="3396">
                <text:p>3396</text:p>
              </table:table-cell>
              <table:table-cell office:value-type="float" office:value="87863.6792517048">
                <text:p>87863.6792517048</text:p>
              </table:table-cell>
            </table:table-row>
            <table:table-row>
              <table:table-cell office:value-type="string"/>
              <table:table-cell office:value-type="float" office:value="1670">
                <text:p>1670</text:p>
              </table:table-cell>
              <table:table-cell office:value-type="float" office:value="105168.020160541">
                <text:p>105168.020160541</text:p>
              </table:table-cell>
            </table:table-row>
            <table:table-row>
              <table:table-cell office:value-type="string"/>
              <table:table-cell office:value-type="float" office:value="9635">
                <text:p>9635</text:p>
              </table:table-cell>
              <table:table-cell office:value-type="float" office:value="1086547.87474177">
                <text:p>1086547.8747417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line" chart:style-name="ch1">
        <chart:title svg:x="3.751cm" svg:y="0.315cm" chart:style-name="ch2">
          <text:p>Tiedostokoko vs aikavaativuus, blokkikoko 4</text:p>
        </chart:title>
        <chart:subtitle svg:x="3.406cm" svg:y="1.273cm" chart:style-name="ch3">
          <text:p>Oranssi = tiedostokoko n log n, sininen = mitattu aika</text:p>
        </chart:subtitle>
        <chart:plot-area chart:style-name="ch4" table:cell-range-address="Sheet1.Z148:Sheet1.AA148 Sheet1.Z152:Sheet1.AA152 Sheet1.Z156:Sheet1.AA156 Sheet1.Z160:Sheet1.AA160 Sheet1.Z164:Sheet1.AA164 Sheet1.Z168:Sheet1.AA168 Sheet1.Z172:Sheet1.AA172" svg:x="0.77cm" svg:y="2.314cm" svg:width="14.593cm" svg:height="6.074cm">
          <chartooo:coordinate-region svg:x="2.317cm" svg:y="2.526cm" svg:width="13.046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8:Sheet1.Z148 Sheet1.Z152:Sheet1.Z152 Sheet1.Z156:Sheet1.Z156 Sheet1.Z160:Sheet1.Z160 Sheet1.Z164:Sheet1.Z164 Sheet1.Z168:Sheet1.Z168 Sheet1.Z172:Sheet1.Z172" chart:class="chart:line">
            <chart:data-point chart:repeated="7"/>
          </chart:series>
          <chart:series chart:style-name="ch8" chart:values-cell-range-address="Sheet1.AA148:Sheet1.AA148 Sheet1.AA152:Sheet1.AA152 Sheet1.AA156:Sheet1.AA156 Sheet1.AA160:Sheet1.AA160 Sheet1.AA164:Sheet1.AA164 Sheet1.AA168:Sheet1.AA168 Sheet1.AA172:Sheet1.AA17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">
                <text:p>61</text:p>
                <draw:g>
                  <svg:desc>Sheet1.Z148:Sheet1.Z148 Sheet1.Z152:Sheet1.Z152 Sheet1.Z156:Sheet1.Z156 Sheet1.Z160:Sheet1.Z160 Sheet1.Z164:Sheet1.Z164 Sheet1.Z168:Sheet1.Z168 Sheet1.Z172:Sheet1.Z172</svg:desc>
                </draw:g>
              </table:table-cell>
              <table:table-cell office:value-type="float" office:value="1.08491504818022">
                <text:p>1.08491504818022</text:p>
                <draw:g>
                  <svg:desc>Sheet1.AA148:Sheet1.AA148 Sheet1.AA152:Sheet1.AA152 Sheet1.AA156:Sheet1.AA156 Sheet1.AA160:Sheet1.AA160 Sheet1.AA164:Sheet1.AA164 Sheet1.AA168:Sheet1.AA168 Sheet1.AA172:Sheet1.AA172</svg:desc>
                </draw:g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75.0586500259616">
                <text:p>75.058650025961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459.499549056542">
                <text:p>459.499549056542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33938.332900624">
                <text:p>33938.332900624</text:p>
              </table:table-cell>
            </table:table-row>
            <table:table-row>
              <table:table-cell office:value-type="string"/>
              <table:table-cell office:value-type="float" office:value="3238">
                <text:p>3238</text:p>
              </table:table-cell>
              <table:table-cell office:value-type="float" office:value="87863.6792517048">
                <text:p>87863.6792517048</text:p>
              </table:table-cell>
            </table:table-row>
            <table:table-row>
              <table:table-cell office:value-type="string"/>
              <table:table-cell office:value-type="float" office:value="1266">
                <text:p>1266</text:p>
              </table:table-cell>
              <table:table-cell office:value-type="float" office:value="105168.020160541">
                <text:p>105168.020160541</text:p>
              </table:table-cell>
            </table:table-row>
            <table:table-row>
              <table:table-cell office:value-type="string"/>
              <table:table-cell office:value-type="float" office:value="10712">
                <text:p>10712</text:p>
              </table:table-cell>
              <table:table-cell office:value-type="float" office:value="1086547.87474177">
                <text:p>1086547.8747417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bar" chart:style-name="ch1">
        <chart:title svg:x="2.639cm" svg:y="0.315cm" chart:style-name="ch2">
          <text:p>Hashmap 1000x100 000 put-operaatiota - avain Integer</text:p>
        </chart:title>
        <chart:plot-area chart:style-name="ch3" table:cell-range-address="Sheet1.H12:Sheet1.I13" chart:data-source-has-labels="column" svg:x="1.358cm" svg:y="1.631cm" svg:width="14.005cm" svg:height="6.758cm">
          <chartooo:coordinate-region svg:x="2.35cm" svg:y="1.844cm" svg:width="13.013cm" svg:height="5.872cm"/>
          <chart:axis chart:dimension="x" chart:name="primary-x" chart:style-name="ch4" chartooo:axis-type="auto">
            <chartooo:date-scale/>
            <chart:categories table:cell-range-address="Sheet1.H12:Sheet1.H13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Sheet1.I12:Sheet1.I1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  <draw:g>
                  <svg:desc>Sheet1.H12:Sheet1.H13</svg:desc>
                </draw:g>
              </table:table-cell>
              <table:table-cell office:value-type="float" office:value="5856">
                <text:p>5856</text:p>
                <draw:g>
                  <svg:desc>Sheet1.I12:Sheet1.I13</svg:desc>
                </draw:g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8191">
                <text:p>8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18cm" svg:y="0.316cm" chart:style-name="ch2">
          <text:p>Hashmap 1000x100 000 get-operaatiota - avain string </text:p>
        </chart:title>
        <chart:plot-area chart:style-name="ch3" table:cell-range-address="Sheet1.H15:Sheet1.I16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15:Sheet1.H16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15:Sheet1.I1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  <draw:g>
                  <svg:desc>Sheet1.H15:Sheet1.H16</svg:desc>
                </draw:g>
              </table:table-cell>
              <table:table-cell office:value-type="float" office:value="12292">
                <text:p>12292</text:p>
                <draw:g>
                  <svg:desc>Sheet1.I15:Sheet1.I16</svg:desc>
                </draw:g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9729">
                <text:p>9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38cm" svg:y="0.316cm" chart:style-name="ch2">
          <text:p>Hashmap 1000x100 000 get-operaatiota - avain Integer</text:p>
        </chart:title>
        <chart:plot-area chart:style-name="ch3" table:cell-range-address="Sheet1.H18:Sheet1.I19" chart:data-source-has-labels="column" svg:x="1.358cm" svg:y="1.635cm" svg:width="14.002cm" svg:height="6.765cm">
          <chartooo:coordinate-region svg:x="2.35cm" svg:y="1.847cm" svg:width="13.01cm" svg:height="5.88cm"/>
          <chart:axis chart:dimension="x" chart:name="primary-x" chart:style-name="ch4" chartooo:axis-type="auto">
            <chartooo:date-scale/>
            <chart:categories table:cell-range-address="Sheet1.H18:Sheet1.H19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18:Sheet1.I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  <draw:g>
                  <svg:desc>Sheet1.H18:Sheet1.H19</svg:desc>
                </draw:g>
              </table:table-cell>
              <table:table-cell office:value-type="float" office:value="2926">
                <text:p>2926</text:p>
                <draw:g>
                  <svg:desc>Sheet1.I18:Sheet1.I19</svg:desc>
                </draw:g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1356">
                <text:p>13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Priority queue - 1000x1000 000 add-operaatiota</text:p>
        </chart:title>
        <chart:plot-area chart:style-name="ch3" table:cell-range-address="Sheet1.H22:Sheet1.I23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22:Sheet1.H23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22:Sheet1.I2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add()</text:p>
                <draw:g>
                  <svg:desc>Sheet1.H22:Sheet1.H23</svg:desc>
                </draw:g>
              </table:table-cell>
              <table:table-cell office:value-type="float" office:value="1841">
                <text:p>1841</text:p>
                <draw:g>
                  <svg:desc>Sheet1.I22:Sheet1.I23</svg:desc>
                </draw:g>
              </table:table-cell>
            </table:table-row>
            <table:table-row>
              <table:table-cell office:value-type="string">
                <text:p>Oma: PriorityQueue.add()</text:p>
              </table:table-cell>
              <table:table-cell office:value-type="float" office:value="16901">
                <text:p>16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Priority queue 1000x1000 000 poll-operaatiota</text:p>
        </chart:title>
        <chart:plot-area chart:style-name="ch3" table:cell-range-address="Sheet1.H25:Sheet1.I26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25:Sheet1.H26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25:Sheet1.I2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poll()</text:p>
                <draw:g>
                  <svg:desc>Sheet1.H25:Sheet1.H26</svg:desc>
                </draw:g>
              </table:table-cell>
              <table:table-cell office:value-type="float" office:value="16025">
                <text:p>16025</text:p>
                <draw:g>
                  <svg:desc>Sheet1.I25:Sheet1.I26</svg:desc>
                </draw:g>
              </table:table-cell>
            </table:table-row>
            <table:table-row>
              <table:table-cell office:value-type="string">
                <text:p>Oma: PriorityQueue.poll()</text:p>
              </table:table-cell>
              <table:table-cell office:value-type="float" office:value="25898">
                <text:p>25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Tekstitiedosto, 1,6kt</text:p>
        </chart:title>
        <chart:plot-area chart:style-name="ch3" table:cell-range-address="Sheet1.C40:Sheet1.D44" chart:data-source-has-labels="column" svg:x="1.358cm" svg:y="1.635cm" svg:width="14.002cm" svg:height="6.177cm">
          <chartooo:coordinate-region svg:x="2.085cm" svg:y="1.847cm" svg:width="13.275cm" svg:height="5.753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40:Sheet1.C44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0:Sheet1.D4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0:Sheet1.C44</svg:desc>
                </draw:g>
              </table:table-cell>
              <table:table-cell office:value-type="float" office:value="31.31">
                <text:p>31.31</text:p>
                <draw:g>
                  <svg:desc>Sheet1.D40:Sheet1.D4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3.11">
                <text:p>-23.11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45.9">
                <text:p>45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Tekstitiedosto, 18kt</text:p>
        </chart:title>
        <chart:plot-area chart:style-name="ch3" table:cell-range-address="Sheet1.C45:Sheet1.D49" chart:data-source-has-labels="column" svg:x="1.358cm" svg:y="1.635cm" svg:width="14.002cm" svg:height="6.177cm">
          <chartooo:coordinate-region svg:x="2.085cm" svg:y="1.847cm" svg:width="13.275cm" svg:height="5.753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45:Sheet1.C49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5:Sheet1.D49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5:Sheet1.C49</svg:desc>
                </draw:g>
              </table:table-cell>
              <table:table-cell office:value-type="float" office:value="40.4">
                <text:p>40.4</text:p>
                <draw:g>
                  <svg:desc>Sheet1.D45:Sheet1.D4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.13">
                <text:p>-8.13</text:p>
              </table:table-cell>
            </table:table-row>
            <table:table-row>
              <table:table-cell office:value-type="string">
                <text:p>Deflate 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Deflate 2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